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Preformatted_20_Text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it</text:p>
      <text:p text:style-name="P2">const std = @import("std");</text:p>
      <text:p text:style-name="P2">const gv = @import("GlobalVariables.zig");</text:p>
      <text:p text:style-name="P2">const print = @import("std").debug.print;</text:p>
      <text:p text:style-name="P2">const m = @import("main.zig");</text:p>
      <text:p text:style-name="P2"/>
      <text:p text:style-name="P2">const c = @cImport({</text:p>
      <text:p text:style-name="P2"><text:s text:c="4"/>@cDefine("SDL_DISABLE_OLD_NAMES", {});</text:p>
      <text:p text:style-name="P2"><text:s text:c="4"/>@cInclude("SDL3/SDL.h");</text:p>
      <text:p text:style-name="P2"><text:s text:c="4"/>@cInclude("SDL3/SDL_revision.h");</text:p>
      <text:p text:style-name="P2"><text:s text:c="4"/>@cDefine("SDL_MAIN_HANDLED", {});</text:p>
      <text:p text:style-name="P2"><text:s text:c="4"/>@cInclude("SDL3/SDL_main.h");</text:p>
      <text:p text:style-name="P2"><text:s text:c="4"/>@cInclude("SDL3_image/SDL_image.h");</text:p>
      <text:p text:style-name="P2">});</text:p>
      <text:p text:style-name="P2"/>
      <text:p text:style-name="P2">// ****************************************************************************</text:p>
      <text:p text:style-name="P2">id: i32,</text:p>
      <text:p text:style-name="P2">img_index: i32,</text:p>
      <text:p text:style-name="P2">hex_ID: [2]i32,</text:p>
      <text:p text:style-name="P2"/>
      <text:p text:style-name="P2">// ****************************************************************************</text:p>
      <text:p text:style-name="P2">pub const Chit = @This();</text:p>
      <text:p text:style-name="P2"/>
      <text:p text:style-name="P2">// ****************************************************************************</text:p>
      <text:p text:style-name="P2">pub fn new(id: i32, img_index: i32, hex_ID: [2]i32) Chit {</text:p>
      <text:p text:style-name="P2"><text:s text:c="4"/>return .{</text:p>
      <text:p text:style-name="P2"><text:s text:c="8"/>.id = id,</text:p>
      <text:p text:style-name="P2"><text:s text:c="8"/>.img_index = img_index,</text:p>
      <text:p text:style-name="P2"><text:s text:c="8"/>.hex_ID = hex_ID,</text:p>
      <text:p text:style-name="P2"><text:s text:c="4"/>};</text:p>
      <text:p text:style-name="P2">}</text:p>
      <text:p text:style-name="P2"/>
      <text:p text:style-name="P2">pub fn render(self: *Chit) void {</text:p>
      <text:p text:style-name="P2"><text:s text:c="4"/>// ***** create a surface</text:p>
      <text:p text:style-name="P2"><text:s text:c="4"/>const a_surf: *c.SDL_Surface = c.SDL_CreateSurface(gv.chit_square_dim, gv.chit_square_dim, c.SDL_PIXELFORMAT_RGBA8888);</text:p>
      <text:p text:style-name="P2"><text:s text:c="4"/>defer c.SDL_DestroySurface(a_surf);</text:p>
      <text:p text:style-name="P2"/>
      <text:p text:style-name="P2"><text:s text:c="4"/>// ***** clip one chit and put it on the surface</text:p>
      <text:p text:style-name="P2"><text:s text:c="4"/>var a_rect: c.SDL_Rect = undefined;</text:p>
      <text:p text:style-name="P2"><text:s text:c="4"/>a_rect.x = 0;</text:p>
      <text:p text:style-name="P2"><text:s text:c="4"/>a_rect.y = self.img_index * gv.chit_square_dim;</text:p>
      <text:p text:style-name="P2"><text:s text:c="4"/>a_rect.w = gv.chit_square_dim;</text:p>
      <text:p text:style-name="P2"><text:s text:c="4"/>a_rect.h = gv.chit_square_dim;</text:p>
      <text:p text:style-name="P2"><text:s text:c="4"/>_ = c.SDL_BlitSurface(@ptrCast(m.chits_surface), &amp;a_rect, a_surf, null); // no scaling. the target surface truncates.</text:p>
      <text:p text:style-name="P2"/>
      <text:p text:style-name="P2"><text:s text:c="4"/>// convert the surface to a texture</text:p>
      <text:p text:style-name="P2"><text:s text:c="4"/>const a_texture = c.SDL_CreateTextureFromSurface(@ptrCast(m.renderer), a_surf);</text:p>
      <text:p text:style-name="P2"><text:s text:c="4"/>defer c.SDL_DestroyTexture(a_texture);</text:p>
      <text:p text:style-name="P2"/>
      <text:p text:style-name="P2"><text:s text:c="4"/>// define a silly puddy rectangle and render it</text:p>
      <text:p text:style-name="P2"><text:s text:c="4"/>var a_rectness: c.SDL_FRect = undefined;</text:p>
      <text:p text:style-name="P2"><text:s text:c="4"/>const hex_ID_x: i32 = @intFromFloat(@as(f64, @floatFromInt(self.hex_ID[0])) * gv.Hex_Dim_ness[0]);</text:p>
      <text:p text:style-name="P2"><text:s text:c="4"/>const hex_ID_y: i32 = @intFromFloat(@as(f64, @floatFromInt(self.hex_ID[1])) * gv.Hex_Dim_ness[1]);</text:p>
      <text:p text:style-name="P2"><text:s text:c="4"/>const x: f32 = @as(f32, @floatFromInt(gv.Zero_Zero[0] - gv.map_loc[0] + hex_ID_x)) / gv.scaleness;</text:p>
      <text:p text:style-name="P2"><text:s text:c="4"/>var y: f32 = 0.0;</text:p>
      <text:p text:style-name="P2"><text:s text:c="4"/>if (@mod(self.hex_ID[0], 2) == 0) {</text:p>
      <text:p text:style-name="P2"><text:s text:c="8"/>y = @as(f32, @floatFromInt(gv.Zero_Zero[1] - gv.map_loc[1] + hex_ID_y)) / gv.scaleness;</text:p>
      <text:p text:style-name="P2"><text:s text:c="4"/>} else {</text:p>
      <text:p text:style-name="P2"><text:s text:c="8"/>y = @as(f32, @floatFromInt(gv.Zero_Zero[1] - gv.map_loc[1] + hex_ID_y + @as(i32, @intFromFloat(gv.Half_Hex_Y_ness)))) / gv.scaleness;</text:p>
      <text:p text:style-name="P2"><text:s text:c="4"/>}</text:p>
      <text:p text:style-name="P2"/>
      <text:p text:style-name="P2"><text:s text:c="4"/>const w_h_ness: f32 = @as(f32, @floatFromInt(gv.chit_square_dim)) / gv.scaleness;</text:p>
      <text:p text:style-name="P2"><text:s text:c="4"/>a_rectness.x = x;</text:p>
      <text:p text:style-name="P2"><text:s text:c="4"/>a_rectness.y = y;</text:p>
      <text:p text:style-name="P2"><text:s text:c="4"/>a_rectness.w = w_h_ness;</text:p>
      <text:p text:style-name="P2"><text:s text:c="4"/>a_rectness.h = w_h_ness;</text:p>
      <text:p text:style-name="P2"><text:s text:c="4"/>if ((x + w_h_ness) &lt; 0) return;</text:p>
      <text:p text:style-name="P2"><text:s text:c="4"/>if (x &gt; gv.window_w) return;</text:p>
      <text:p text:style-name="P2"><text:s text:c="4"/>if ((y + w_h_ness) &lt; 0) return;</text:p>
      <text:p text:style-name="P2"><text:s text:c="4"/>if (y &gt; gv.window_h) return;</text:p>
      <text:p text:style-name="P2"><text:s text:c="4"/>_ = c.SDL_RenderTexture(@ptrCast(m.renderer), a_texture, null, &amp;a_rectness);</text:p>
      <text:p text:style-name="P2">}</text:p>
      <text:p text:style-name="P1"/>
      <text:p text:style-name="P3"/>
      <text:p text:style-name="P3">joystick</text:p>
      <text:p text:style-name="P2">const std = @import("std");</text:p>
      <text:p text:style-name="P2">const print = @import("std").debug.print;</text:p>
      <text:p text:style-name="P2">const mvzr = @import("mvzr.zig");</text:p>
      <text:p text:style-name="P2">const m = @import("main.zig");</text:p>
      <text:p text:style-name="P2">const gv = @import("GlobalVariables.zig");</text:p>
      <text:p text:style-name="P2"/>
      <text:p text:style-name="P2">const c = @cImport({</text:p>
      <text:p text:style-name="P2"><text:s text:c="4"/>@cDefine("SDL_DISABLE_OLD_NAMES", {});</text:p>
      <text:p text:style-name="P2"><text:s text:c="4"/>@cInclude("SDL3/SDL.h");</text:p>
      <text:p text:style-name="P2"><text:s text:c="4"/>@cInclude("SDL3/SDL_revision.h");</text:p>
      <text:p text:style-name="P2"><text:s text:c="4"/>@cDefine("SDL_MAIN_HANDLED", {});</text:p>
      <text:p text:style-name="P2"><text:s text:c="4"/>@cInclude("SDL3/SDL_main.h");</text:p>
      <text:p text:style-name="P2"><text:s text:c="4"/>@cInclude("SDL3_image/SDL_image.h");</text:p>
      <text:p text:style-name="P2">});</text:p>
      <text:p text:style-name="P2"/>
      <text:p text:style-name="P2">// *************** Joystick states</text:p>
      <text:p text:style-name="P2">pub var button_bits: u16 = 0;</text:p>
      <text:p text:style-name="P2">pub var button_bits_old: u16 = 0;</text:p>
      <text:p text:style-name="P2">pub var d_pad: u16 = 0;</text:p>
      <text:p text:style-name="P2">pub var map_button = [_]i32{0} ** 14;</text:p>
      <text:p text:style-name="P2">pub var map_axis = [_]i32{0} ** 6;</text:p>
      <text:p text:style-name="P2">pub var axis_vals = [_]i32{0} ** 6;</text:p>
      <text:p text:style-name="P2">pub var num_buttons: u32 = 0;</text:p>
      <text:p text:style-name="P2"/>
      <text:p text:style-name="P2">// ************************************************************************************************</text:p>
      <text:p text:style-name="P2">pub fn record_events() void {</text:p>
      <text:p text:style-name="P2"><text:s text:c="4"/>if (gv.joystick_type == 0) return;</text:p>
      <text:p text:style-name="P2"/>
      <text:p text:style-name="P2"><text:s text:c="4"/>// ********** clear bits &amp; d_pad info</text:p>
      <text:p text:style-name="P2"><text:s text:c="4"/>button_bits_old = button_bits;</text:p>
      <text:p text:style-name="P2"><text:s text:c="4"/>button_bits = 0;</text:p>
      <text:p text:style-name="P2"><text:s text:c="4"/>d_pad = 0;</text:p>
      <text:p text:style-name="P2"/>
      <text:p text:style-name="P2"><text:s text:c="4"/>// ********** set info bits</text:p>
      <text:p text:style-name="P2"><text:s text:c="4"/>for (0..num_buttons) |i| {</text:p>
      <text:p text:style-name="P2"><text:s text:c="8"/>if (c.SDL_GetJoystickButton(@ptrCast(m.joystick), @intCast(i))) { // if buttons are pressed</text:p>
      <text:p text:style-name="P2"><text:s text:c="12"/>//print("button {d}", .{i});</text:p>
      <text:p text:style-name="P2"><text:s text:c="12"/>const val = map_button[i];</text:p>
      <text:p text:style-name="P2"><text:s text:c="12"/>//print(": {d}\n", .{val});</text:p>
      <text:p text:style-name="P2"><text:s text:c="12"/>if (val &lt; 0) continue;</text:p>
      <text:p text:style-name="P2"><text:s text:c="12"/>const bits: u16 = std.math.pow(u16, 2, @as(u16, @intCast(val)));</text:p>
      <text:p text:style-name="P2"><text:s text:c="12"/>button_bits |= bits;</text:p>
      <text:p text:style-name="P2"><text:s text:c="8"/>}</text:p>
      <text:p text:style-name="P2"><text:s text:c="4"/>}</text:p>
      <text:p text:style-name="P2"/>
      <text:p text:style-name="P2"><text:s text:c="4"/>// ********** set d_pad info</text:p>
      <text:p text:style-name="P2"><text:s text:c="4"/>const hat = c.SDL_GetJoystickHat(@ptrCast(m.joystick), 0);</text:p>
      <text:p text:style-name="P2"><text:s text:c="4"/>if (hat != 0) {</text:p>
      <text:p text:style-name="P2"><text:s text:c="8"/>d_pad = hat;</text:p>
      <text:p text:style-name="P2"><text:s text:c="4"/>}</text:p>
      <text:p text:style-name="P2"/>
      <text:p text:style-name="P2"><text:s text:c="4"/>// ********** set axis info</text:p>
      <text:p text:style-name="P2"><text:s text:c="4"/>for (0..6) |i| {</text:p>
      <text:p text:style-name="P2"><text:s text:c="8"/>if (map_axis[i] &gt;= 0) {</text:p>
      <text:p text:style-name="P2"><text:s text:c="12"/>const val = c.SDL_GetJoystickAxis(@ptrCast(m.joystick), @intCast(i));</text:p>
      <text:p text:style-name="P2"><text:s text:c="12"/>axis_vals[@abs(map_axis[i])] = val;</text:p>
      <text:p text:style-name="P2"><text:s text:c="8"/>}</text:p>
      <text:p text:style-name="P2"><text:s text:c="4"/>}</text:p>
      <text:p text:style-name="P2">}</text:p>
      <text:p text:style-name="P2"/>
      <text:p text:style-name="P2">// ************************************************************************************************</text:p>
      <text:p text:style-name="P2">pub fn bind_buttons(aText: [*c]const u8) !void {</text:p>
      <text:p text:style-name="P2"><text:s text:c="4"/>var buffer = [_]u8{0} ** 100;</text:p>
      <text:p text:style-name="P2"><text:s text:c="4"/>_ = try std.fmt.bufPrintZ(&amp;buffer, "{s}\n", .{aText});</text:p>
      <text:p text:style-name="P2"/>
      <text:p text:style-name="P2"><text:s text:c="4"/>var regex: mvzr.Regex = mvzr.compile("RumblePad").?;</text:p>
      <text:p text:style-name="P2"><text:s text:c="4"/>if (regex.isMatch(&amp;buffer)) {</text:p>
      <text:p text:style-name="P2"><text:s text:c="8"/>gv.joystick_type = 1;</text:p>
      <text:p text:style-name="P2"><text:s text:c="4"/>}</text:p>
      <text:p text:style-name="P2"/>
      <text:p text:style-name="P2"><text:s text:c="4"/>regex = mvzr.compile("ZEROPLUS").?;</text:p>
      <text:p text:style-name="P2"><text:s text:c="4"/>if (regex.isMatch(&amp;buffer)) {</text:p>
      <text:p text:style-name="P2"><text:s text:c="8"/>gv.joystick_type = 6;</text:p>
      <text:p text:style-name="P2"><text:s text:c="4"/>}</text:p>
      <text:p text:style-name="P2"/>
      <text:p text:style-name="P2"><text:s text:c="4"/>regex = mvzr.compile("F310").?;</text:p>
      <text:p text:style-name="P2"><text:s text:c="4"/>if (regex.isMatch(&amp;buffer)) {</text:p>
      <text:p text:style-name="P2"><text:s text:c="8"/>gv.joystick_type = 7;</text:p>
      <text:p text:style-name="P2"><text:s text:c="4"/>}</text:p>
      <text:p text:style-name="P2"/>
      <text:p text:style-name="P2"><text:s text:c="4"/>regex = mvzr.compile("F710").?;</text:p>
      <text:p text:style-name="P2"><text:s text:c="4"/>if (regex.isMatch(&amp;buffer)) {</text:p>
      <text:p text:style-name="P2"><text:s text:c="8"/>gv.joystick_type = 2;</text:p>
      <text:p text:style-name="P2"><text:s text:c="4"/>}</text:p>
      <text:p text:style-name="P2"/>
      <text:p text:style-name="P2"><text:s text:c="4"/>regex = mvzr.compile("PS4").?;</text:p>
      <text:p text:style-name="P2"><text:s text:c="4"/>if (regex.isMatch(&amp;buffer)) {</text:p>
      <text:p text:style-name="P2"><text:s text:c="8"/>gv.joystick_type = 3;</text:p>
      <text:p text:style-name="P2"><text:s text:c="4"/>}</text:p>
      <text:p text:style-name="P2"/>
      <text:p text:style-name="P2"><text:s text:c="4"/>regex = mvzr.compile("SWITCH CO").?; // Sega</text:p>
      <text:p text:style-name="P2"><text:s text:c="4"/>if (regex.isMatch(&amp;buffer)) {</text:p>
      <text:p text:style-name="P2"><text:s text:c="8"/>gv.joystick_type = 4;</text:p>
      <text:p text:style-name="P2"><text:s text:c="4"/>}</text:p>
      <text:p text:style-name="P2"/>
      <text:p text:style-name="P2"><text:s text:c="4"/>regex = mvzr.compile("Xbox One").?;</text:p>
      <text:p text:style-name="P2"><text:s text:c="4"/>if (regex.isMatch(&amp;buffer)) {</text:p>
      <text:p text:style-name="P2"><text:s text:c="8"/>gv.joystick_type = 5;</text:p>
      <text:p text:style-name="P2"><text:s text:c="4"/>}</text:p>
      <text:p text:style-name="P2"/>
      <text:p text:style-name="P2"><text:s text:c="4"/>_ = try std.fmt.bufPrintZ(&amp;buffer, "{s}\n", .{c.SDL_GetPlatform()});</text:p>
      <text:p text:style-name="P2"><text:soft-page-break/><text:s text:c="4"/>regex = mvzr.compile("FreeBSD").?;</text:p>
      <text:p text:style-name="P2"><text:s text:c="4"/>if (regex.isMatch(&amp;buffer)) {</text:p>
      <text:p text:style-name="P2"><text:s text:c="8"/>gv.OS_platform = 1;</text:p>
      <text:p text:style-name="P2"><text:s text:c="4"/>}</text:p>
      <text:p text:style-name="P2"/>
      <text:p text:style-name="P2"><text:s text:c="4"/>print("-----------&gt; {} -- {}\n", .{ gv.joystick_type, gv.OS_platform });</text:p>
      <text:p text:style-name="P2"/>
      <text:p text:style-name="P2"><text:s text:c="4"/>// ****************************************************</text:p>
      <text:p text:style-name="P2"><text:s text:c="4"/>// *** joystick signal to bit</text:p>
      <text:p text:style-name="P2"><text:s text:c="4"/>// *** -1: not in use</text:p>
      <text:p text:style-name="P2"><text:s text:c="4"/>if (gv.joystick_type == 1) {</text:p>
      <text:p text:style-name="P2"><text:s text:c="8"/>// ***** RumblePad 2 USB</text:p>
      <text:p text:style-name="P2"><text:s text:c="8"/>map_button[0] = 2; // left</text:p>
      <text:p text:style-name="P2"><text:s text:c="8"/>map_button[1] = 0; // down</text:p>
      <text:p text:style-name="P2"><text:s text:c="8"/>map_button[2] = 3; // right</text:p>
      <text:p text:style-name="P2"><text:s text:c="8"/>map_button[3] = 1; // up</text:p>
      <text:p text:style-name="P2"><text:s text:c="8"/>map_button[4] = 4; // left sholder</text:p>
      <text:p text:style-name="P2"><text:s text:c="8"/>map_button[5] = 5; // right sholder</text:p>
      <text:p text:style-name="P2"><text:s text:c="8"/>map_button[6] = 11; // left trigger</text:p>
      <text:p text:style-name="P2"><text:s text:c="8"/>map_button[7] = 12; // right trigger</text:p>
      <text:p text:style-name="P2"><text:s text:c="8"/>map_button[8] = 6; // left center</text:p>
      <text:p text:style-name="P2"><text:s text:c="8"/>map_button[9] = 7; // right center</text:p>
      <text:p text:style-name="P2"><text:s text:c="8"/>map_button[10] = 8; // left axis</text:p>
      <text:p text:style-name="P2"><text:s text:c="8"/>map_button[11] = 9; // right axis</text:p>
      <text:p text:style-name="P2"><text:s text:c="8"/>map_button[12] = -1;</text:p>
      <text:p text:style-name="P2"><text:s text:c="8"/>map_button[13] = -1;</text:p>
      <text:p text:style-name="P2"/>
      <text:p text:style-name="P2"><text:s text:c="8"/>map_axis[0] = 2; // left X</text:p>
      <text:p text:style-name="P2"><text:s text:c="8"/>map_axis[1] = 3; // left Y</text:p>
      <text:p text:style-name="P2"><text:s text:c="8"/>map_axis[2] = 4; // right X</text:p>
      <text:p text:style-name="P2"><text:s text:c="8"/>map_axis[3] = 5; // right Y</text:p>
      <text:p text:style-name="P2"><text:s text:c="8"/>map_axis[4] = -1;</text:p>
      <text:p text:style-name="P2"><text:s text:c="8"/>map_axis[5] = -1;</text:p>
      <text:p text:style-name="P2"><text:s text:c="4"/>}</text:p>
      <text:p text:style-name="P2"/>
      <text:p text:style-name="P2"><text:s text:c="4"/>if (gv.joystick_type == 2) {</text:p>
      <text:p text:style-name="P2"><text:s text:c="8"/>// ***** F710</text:p>
      <text:p text:style-name="P2"><text:s text:c="8"/>map_button[0] = 0; // down</text:p>
      <text:p text:style-name="P2"><text:s text:c="8"/>map_button[1] = 3; // right</text:p>
      <text:p text:style-name="P2"><text:s text:c="8"/>map_button[2] = 2; // left</text:p>
      <text:p text:style-name="P2"><text:s text:c="8"/>map_button[3] = 1; // up</text:p>
      <text:p text:style-name="P2"><text:s text:c="8"/>map_button[4] = 4; // left sholder</text:p>
      <text:p text:style-name="P2"><text:s text:c="8"/>map_button[5] = 5; // right sholder</text:p>
      <text:p text:style-name="P2"><text:s text:c="8"/>map_button[6] = 6; // center left</text:p>
      <text:p text:style-name="P2"><text:s text:c="8"/>map_button[7] = 7; // center right</text:p>
      <text:p text:style-name="P2"><text:s text:c="8"/>map_button[8] = 10; // center</text:p>
      <text:p text:style-name="P2"><text:s text:c="8"/>map_button[9] = 8; // left axis</text:p>
      <text:p text:style-name="P2"><text:s text:c="8"/>map_button[10] = 9; // right axis</text:p>
      <text:p text:style-name="P2"><text:s text:c="8"/>map_button[11] = -1;</text:p>
      <text:p text:style-name="P2"><text:s text:c="8"/>map_button[12] = -1;</text:p>
      <text:p text:style-name="P2"><text:s text:c="8"/>map_button[13] = -1;</text:p>
      <text:p text:style-name="P2"/>
      <text:p text:style-name="P2"><text:s text:c="8"/>map_axis[0] = 2; // left X</text:p>
      <text:p text:style-name="P2"><text:s text:c="8"/>map_axis[1] = 3; // left Y</text:p>
      <text:p text:style-name="P2"><text:s text:c="8"/>map_axis[2] = 0; // left trigger</text:p>
      <text:p text:style-name="P2"><text:s text:c="8"/>map_axis[3] = 4; // right X</text:p>
      <text:p text:style-name="P2"><text:s text:c="8"/>map_axis[4] = 5; // right Y</text:p>
      <text:p text:style-name="P2"><text:s text:c="8"/>map_axis[5] = 1; // right trigger</text:p>
      <text:p text:style-name="P2"><text:s text:c="4"/>}</text:p>
      <text:p text:style-name="P2"/>
      <text:p text:style-name="P2"><text:s text:c="4"/>if (gv.joystick_type == 3) {</text:p>
      <text:p text:style-name="P2"><text:s text:c="8"/>// ***** PS4</text:p>
      <text:p text:style-name="P2"><text:s text:c="8"/>map_button[0] = 0; // down</text:p>
      <text:p text:style-name="P2"><text:s text:c="8"/>map_button[1] = 3; // right</text:p>
      <text:p text:style-name="P2"><text:s text:c="8"/>map_button[2] = 2; // left</text:p>
      <text:p text:style-name="P2"><text:s text:c="8"/>map_button[3] = 1; // up</text:p>
      <text:p text:style-name="P2"><text:s text:c="8"/>map_button[4] = 6; // center left</text:p>
      <text:p text:style-name="P2"><text:s text:c="8"/>map_button[5] = 10; // center</text:p>
      <text:p text:style-name="P2"><text:s text:c="8"/>map_button[6] = 7; // center right</text:p>
      <text:p text:style-name="P2"><text:s text:c="8"/>map_button[7] = 8; // axis left</text:p>
      <text:p text:style-name="P2"><text:s text:c="8"/>map_button[8] = 9; // axis right</text:p>
      <text:p text:style-name="P2"><text:s text:c="8"/>map_button[9] = 4; // left sholder</text:p>
      <text:p text:style-name="P2"><text:s text:c="8"/>map_button[10] = 5; // right sholder</text:p>
      <text:p text:style-name="P2"><text:s text:c="8"/>map_button[11] = 13; // touch pad</text:p>
      <text:p text:style-name="P2"><text:s text:c="8"/>map_button[12] = -1;</text:p>
      <text:p text:style-name="P2"><text:s text:c="8"/>map_button[13] = -1;</text:p>
      <text:p text:style-name="P2"/>
      <text:p text:style-name="P2"><text:s text:c="8"/>map_axis[0] = 2; // left x</text:p>
      <text:p text:style-name="P2"><text:s text:c="8"/>map_axis[1] = 3; // left y</text:p>
      <text:p text:style-name="P2"><text:s text:c="8"/>map_axis[2] = 4; // right x</text:p>
      <text:p text:style-name="P2"><text:s text:c="8"/>map_axis[3] = 5; // right y</text:p>
      <text:p text:style-name="P2"><text:s text:c="8"/>map_axis[4] = 0; // left trigger</text:p>
      <text:p text:style-name="P2"><text:s text:c="8"/>map_axis[5] = 1; // right trigger</text:p>
      <text:p text:style-name="P2"><text:s text:c="4"/>}</text:p>
      <text:p text:style-name="P2"/>
      <text:p text:style-name="P2"><text:s text:c="4"/>if (gv.joystick_type == 4) {</text:p>
      <text:p text:style-name="P2"><text:s text:c="8"/>// ***** Sega</text:p>
      <text:p text:style-name="P2"><text:s text:c="8"/>map_button[0] = 1; // y (up)</text:p>
      <text:p text:style-name="P2"><text:s text:c="8"/>map_button[1] = 3; // B (right)</text:p>
      <text:p text:style-name="P2"><text:s text:c="8"/>map_button[2] = 0; // A (down)</text:p>
      <text:p text:style-name="P2"><text:s text:c="8"/>map_button[3] = 2; // x (left)</text:p>
      <text:p text:style-name="P2"><text:s text:c="8"/>map_button[4] = 4; // sholder left</text:p>
      <text:p text:style-name="P2"><text:s text:c="8"/>map_button[5] = 5; // sholder right</text:p>
      <text:p text:style-name="P2"><text:s text:c="8"/>map_button[6] = 8; // z (left axis)</text:p>
      <text:p text:style-name="P2"><text:s text:c="8"/>map_button[7] = 9; // C (right axis)</text:p>
      <text:p text:style-name="P2"><text:s text:c="8"/>map_button[8] = 7; // center right</text:p>
      <text:p text:style-name="P2"><text:s text:c="8"/>map_button[9] = 10; // center</text:p>
      <text:p text:style-name="P2"><text:s text:c="8"/>map_button[10] = -1;</text:p>
      <text:p text:style-name="P2"><text:s text:c="8"/>map_button[11] = -1;</text:p>
      <text:p text:style-name="P2"><text:s text:c="8"/>map_button[12] = 6; // center left</text:p>
      <text:p text:style-name="P2"><text:s text:c="8"/>map_button[13] = -1;</text:p>
      <text:p text:style-name="P2"/>
      <text:p text:style-name="P2"><text:s text:c="8"/>map_axis[0] = 0; // d - left &amp; right</text:p>
      <text:p text:style-name="P2"><text:soft-page-break/><text:s text:c="8"/>map_axis[1] = 1; // d - up &amp; down</text:p>
      <text:p text:style-name="P2"><text:s text:c="8"/>map_axis[2] = -1; //</text:p>
      <text:p text:style-name="P2"><text:s text:c="8"/>map_axis[3] = -1; //</text:p>
      <text:p text:style-name="P2"><text:s text:c="8"/>map_axis[4] = -1; //</text:p>
      <text:p text:style-name="P2"><text:s text:c="8"/>map_axis[5] = -1; //</text:p>
      <text:p text:style-name="P2"/>
      <text:p text:style-name="P2"><text:s text:c="4"/>}</text:p>
      <text:p text:style-name="P2"/>
      <text:p text:style-name="P2"><text:s text:c="4"/>if (gv.joystick_type == 5) {</text:p>
      <text:p text:style-name="P2"><text:s text:c="8"/>// ***** Xbox One</text:p>
      <text:p text:style-name="P2"><text:s text:c="8"/>map_button[0] = 0; // down</text:p>
      <text:p text:style-name="P2"><text:s text:c="8"/>map_button[1] = 3; // right</text:p>
      <text:p text:style-name="P2"><text:s text:c="8"/>map_button[2] = 2; // left</text:p>
      <text:p text:style-name="P2"><text:s text:c="8"/>map_button[3] = 1; // up</text:p>
      <text:p text:style-name="P2"><text:s text:c="8"/>map_button[4] = 4; // sholder L</text:p>
      <text:p text:style-name="P2"><text:s text:c="8"/>map_button[5] = 5; // sholder R</text:p>
      <text:p text:style-name="P2"><text:s text:c="8"/>map_button[6] = 6; // center left</text:p>
      <text:p text:style-name="P2"><text:s text:c="8"/>map_button[7] = 7; // center right</text:p>
      <text:p text:style-name="P2"><text:s text:c="8"/>map_button[8] = 9; // left axis</text:p>
      <text:p text:style-name="P2"><text:s text:c="8"/>map_button[9] = 4; // right axis</text:p>
      <text:p text:style-name="P2"><text:s text:c="8"/>map_button[10] = 10; // heart (center)</text:p>
      <text:p text:style-name="P2"><text:s text:c="8"/>map_button[11] = -1; //</text:p>
      <text:p text:style-name="P2"><text:s text:c="8"/>map_button[12] = -1;</text:p>
      <text:p text:style-name="P2"><text:s text:c="8"/>map_button[13] = -1;</text:p>
      <text:p text:style-name="P2"/>
      <text:p text:style-name="P2"><text:s text:c="8"/>map_axis[0] = 2; // left X</text:p>
      <text:p text:style-name="P2"><text:s text:c="8"/>map_axis[1] = 3; // left Y</text:p>
      <text:p text:style-name="P2"><text:s text:c="8"/>map_axis[2] = 0; // left trigger</text:p>
      <text:p text:style-name="P2"><text:s text:c="8"/>map_axis[3] = 4; // right X</text:p>
      <text:p text:style-name="P2"><text:s text:c="8"/>map_axis[4] = 5; // right Y</text:p>
      <text:p text:style-name="P2"><text:s text:c="8"/>map_axis[5] = 1; // right trigger</text:p>
      <text:p text:style-name="P2"><text:s text:c="4"/>}</text:p>
      <text:p text:style-name="P2"/>
      <text:p text:style-name="P2"><text:s text:c="4"/>if (gv.joystick_type == 6) {</text:p>
      <text:p text:style-name="P2"><text:s text:c="8"/>// ***** ZeroPlus (Game:Pad 4 S)</text:p>
      <text:p text:style-name="P2"><text:s text:c="8"/>map_button[0] = 2; // left</text:p>
      <text:p text:style-name="P2"><text:s text:c="8"/>map_button[1] = 0; // down</text:p>
      <text:p text:style-name="P2"><text:s text:c="8"/>map_button[2] = 3; // right</text:p>
      <text:p text:style-name="P2"><text:s text:c="8"/>map_button[3] = 1; // up</text:p>
      <text:p text:style-name="P2"><text:s text:c="8"/>map_button[4] = 4; // left sholder</text:p>
      <text:p text:style-name="P2"><text:s text:c="8"/>map_button[5] = 5; // right sholder</text:p>
      <text:p text:style-name="P2"><text:s text:c="8"/>map_button[6] = -1;</text:p>
      <text:p text:style-name="P2"><text:s text:c="8"/>map_button[7] = -1;</text:p>
      <text:p text:style-name="P2"><text:s text:c="8"/>map_button[8] = 6; // center left</text:p>
      <text:p text:style-name="P2"><text:s text:c="8"/>map_button[9] = 7; // center right</text:p>
      <text:p text:style-name="P2"><text:s text:c="8"/>map_button[10] = 8; // left axis</text:p>
      <text:p text:style-name="P2"><text:s text:c="8"/>map_button[11] = 9; // right axis</text:p>
      <text:p text:style-name="P2"><text:s text:c="8"/>map_button[12] = 10; // center</text:p>
      <text:p text:style-name="P2"><text:s text:c="8"/>map_button[13] = -1; //</text:p>
      <text:p text:style-name="P2"/>
      <text:p text:style-name="P2"><text:s text:c="8"/>map_axis[0] = 2; // left x</text:p>
      <text:p text:style-name="P2"><text:s text:c="8"/>map_axis[1] = 3; // left y</text:p>
      <text:p text:style-name="P2"><text:s text:c="8"/>map_axis[2] = 4; // right x</text:p>
      <text:p text:style-name="P2"><text:s text:c="8"/>map_axis[3] = 0; // left trigger</text:p>
      <text:p text:style-name="P2"><text:s text:c="8"/>map_axis[4] = 1; // right trigger</text:p>
      <text:p text:style-name="P2"><text:s text:c="8"/>map_axis[5] = 5; // right Y</text:p>
      <text:p text:style-name="P2"><text:s text:c="4"/>}</text:p>
      <text:p text:style-name="P2"/>
      <text:p text:style-name="P2"><text:s text:c="4"/>if (gv.joystick_type == 7) {</text:p>
      <text:p text:style-name="P2"><text:s text:c="8"/>// ***** F310</text:p>
      <text:p text:style-name="P2"><text:s text:c="8"/>map_button[0] = 0; // down</text:p>
      <text:p text:style-name="P2"><text:s text:c="8"/>map_button[1] = 3; // right</text:p>
      <text:p text:style-name="P2"><text:s text:c="8"/>map_button[2] = 2; // left</text:p>
      <text:p text:style-name="P2"><text:s text:c="8"/>map_button[3] = 1; // up</text:p>
      <text:p text:style-name="P2"><text:s text:c="8"/>map_button[4] = 4; // left sholder</text:p>
      <text:p text:style-name="P2"><text:s text:c="8"/>map_button[5] = 5; // right sholder</text:p>
      <text:p text:style-name="P2"><text:s text:c="8"/>map_button[6] = 6; // center left</text:p>
      <text:p text:style-name="P2"><text:s text:c="8"/>map_button[7] = 7; // center right</text:p>
      <text:p text:style-name="P2"><text:s text:c="8"/>map_button[8] = 10; // center</text:p>
      <text:p text:style-name="P2"><text:s text:c="8"/>map_button[9] = 8; // left axis</text:p>
      <text:p text:style-name="P2"><text:s text:c="8"/>map_button[10] = 9; // right axis</text:p>
      <text:p text:style-name="P2"><text:s text:c="8"/>map_button[11] = -1;</text:p>
      <text:p text:style-name="P2"><text:s text:c="8"/>map_button[12] = -1;</text:p>
      <text:p text:style-name="P2"><text:s text:c="8"/>map_button[13] = -1;</text:p>
      <text:p text:style-name="P2"/>
      <text:p text:style-name="P2"><text:s text:c="8"/>map_axis[0] = 2; // left x</text:p>
      <text:p text:style-name="P2"><text:s text:c="8"/>map_axis[1] = 3; // left y</text:p>
      <text:p text:style-name="P2"><text:s text:c="8"/>map_axis[2] = 0; // left trigger</text:p>
      <text:p text:style-name="P2"><text:s text:c="8"/>map_axis[3] = 4; // right x</text:p>
      <text:p text:style-name="P2"><text:s text:c="8"/>map_axis[4] = 5; // right y</text:p>
      <text:p text:style-name="P2"><text:s text:c="8"/>map_axis[5] = 1; // right trigger</text:p>
      <text:p text:style-name="P2"><text:s text:c="4"/>}</text:p>
      <text:p text:style-name="P2">}</text:p>
      <text:p text:style-name="P1"/>
      <text:p text:style-name="P3"/>
      <text:p text:style-name="P3">GlobalVariables</text:p>
      <text:p text:style-name="P2">pub var OS_platform: i32 = 0; // 0: linux; <text:s text:c="2"/>1: FreeBSD</text:p>
      <text:p text:style-name="P2">pub var window_w: f32 = 800.0; // var because may be redefine later.</text:p>
      <text:p text:style-name="P2">pub var window_h: f32 = 720.0; // var because may be redefine later.</text:p>
      <text:p text:style-name="P2">pub var joystick_type: i32 = 0;</text:p>
      <text:p text:style-name="P2"/>
      <text:p text:style-name="P2">// *************** Toggles</text:p>
      <text:p text:style-name="P2">pub var toggles: u16 = 0;</text:p>
      <text:p text:style-name="P2">pub var toggles_old: u16 = 0;</text:p>
      <text:p text:style-name="P2"/>
      <text:p text:style-name="P2">// *************** Mapboard info</text:p>
      <text:p text:style-name="P2">pub const Zero_Zero = [_]i32{ 293, 141 };</text:p>
      <text:p text:style-name="P2">pub const Lower_Right = [_]i32{ 5020, 3846 };</text:p>
      <text:p text:style-name="P2">const hex_count_row: f64 = 28.0;</text:p>
      <text:p text:style-name="P2">const hex_count_col: f64 = 19.0;</text:p>
      <text:p text:style-name="P2">pub const Hex_Dim_ness = [_]f64{ @as(f64, @floatFromInt((Lower_Right[0] - Zero_Zero[0]))) / hex_count_row, @as(f64, @floatFromInt((Lower_Right[1] - Zero_Zero[1]))) / hex_count_col };</text:p>
      <text:p text:style-name="P2">pub const Half_Hex_Y_ness: f32 = @floatCast(Hex_Dim_ness[1] / 2.0);</text:p>
      <text:p text:style-name="P2">pub var map_loc = [_]i32{ 0, 0 };</text:p>
      <text:p text:style-name="P2"/>
      <text:p text:style-name="P2">pub var scale: i32 = 0;</text:p>
      <text:p text:style-name="P2">pub var scaleness: f32 = 1.0;</text:p>
      <text:p text:style-name="P2">pub var scale_old: i32 = 0;</text:p>
      <text:p text:style-name="P2">pub var scaleness_old: f32 = 1.0;</text:p>
      <text:p text:style-name="P2"/>
      <text:p text:style-name="P2">// *************** chit</text:p>
      <text:p text:style-name="P2">pub const chit_square_dim: i32 = 150;</text:p>
      <text:p text:style-name="P2"/>
      <text:p text:style-name="P2">// *************** Bits</text:p>
      <text:p text:style-name="P2">pub const bit_0: u16 = 1 &lt;&lt; 0;</text:p>
      <text:p text:style-name="P2">pub const bit_1: u16 = 1 &lt;&lt; 1;</text:p>
      <text:p text:style-name="P2">pub const bit_2: u16 = 1 &lt;&lt; 2;</text:p>
      <text:p text:style-name="P2">pub const bit_3: u16 = 1 &lt;&lt; 3;</text:p>
      <text:p text:style-name="P2">pub const bit_4: u16 = 1 &lt;&lt; 4;</text:p>
      <text:p text:style-name="P2">pub const bit_5: u16 = 1 &lt;&lt; 5;</text:p>
      <text:p text:style-name="P2">pub const bit_6: u16 = 1 &lt;&lt; 6;</text:p>
      <text:p text:style-name="P2">pub const bit_7: u16 = 1 &lt;&lt; 7;</text:p>
      <text:p text:style-name="P2"/>
      <text:p text:style-name="P2">pub const bit_8: u16 = 1 &lt;&lt; 8;</text:p>
      <text:p text:style-name="P2">pub const bit_9: u16 = 1 &lt;&lt; 9;</text:p>
      <text:p text:style-name="P2">pub const bit_10: u16 = 1 &lt;&lt; 10;</text:p>
      <text:p text:style-name="P2">pub const bit_11: u16 = 1 &lt;&lt; 11;</text:p>
      <text:p text:style-name="P2">pub const bit_12: u16 = 1 &lt;&lt; 12;</text:p>
      <text:p text:style-name="P2">pub const bit_13: u16 = 1 &lt;&lt; 13;</text:p>
      <text:p text:style-name="P2">pub const bit_14: u16 = 1 &lt;&lt; 14;</text:p>
      <text:p text:style-name="P2">pub const bit_15: u16 = 1 &lt;&lt; 15;</text:p>
      <text:p text:style-name="P2"/>
      <text:p text:style-name="P2">// *************** Flags</text:p>
      <text:p text:style-name="P2">// bit 0: quit game</text:p>
      <text:p text:style-name="P2">pub var flags: u32 = 0;</text:p>
      <text:p text:style-name="P1"/>
      <text:p text:style-name="P3"/>
      <text:p text:style-name="P3">hud_new</text:p>
      <text:p text:style-name="P2">const std = @import("std");</text:p>
      <text:p text:style-name="P2">const gv = @import("GlobalVariables.zig");</text:p>
      <text:p text:style-name="P2">const print = @import("std").debug.print;</text:p>
      <text:p text:style-name="P2">//const m = @import("main.zig");</text:p>
      <text:p text:style-name="P2">const jstk = @import("joystick.zig");</text:p>
      <text:p text:style-name="P2"/>
      <text:p text:style-name="P2">const c = @cImport({</text:p>
      <text:p text:style-name="P2"><text:s text:c="4"/>@cDefine("SDL_DISABLE_OLD_NAMES", {});</text:p>
      <text:p text:style-name="P2"><text:s text:c="4"/>@cInclude("SDL3/SDL.h");</text:p>
      <text:p text:style-name="P2"><text:s text:c="4"/>@cInclude("SDL3/SDL_revision.h");</text:p>
      <text:p text:style-name="P2"><text:s text:c="4"/>@cDefine("SDL_MAIN_HANDLED", {});</text:p>
      <text:p text:style-name="P2"><text:s text:c="4"/>@cInclude("SDL3/SDL_main.h");</text:p>
      <text:p text:style-name="P2"><text:s text:c="4"/>@cInclude("SDL3_image/SDL_image.h");</text:p>
      <text:p text:style-name="P2">});</text:p>
      <text:p text:style-name="P2"/>
      <text:p text:style-name="P2">pub fn newGame() void {</text:p>
      <text:p text:style-name="P2"><text:s text:c="4"/>print("New Game...............\n", .{});</text:p>
      <text:p text:style-name="P2"><text:s text:c="4"/>// [ newGame loop =========================================================================== ]</text:p>
      <text:p text:style-name="P2"><text:s text:c="4"/>main_loop: while (true) {</text:p>
      <text:p text:style-name="P2"><text:s text:c="8"/>var event: c.SDL_Event = undefined;</text:p>
      <text:p text:style-name="P2"><text:s text:c="8"/>while (c.SDL_PollEvent(&amp;event)) {</text:p>
      <text:p text:style-name="P2"><text:s text:c="12"/>switch (event.type) {</text:p>
      <text:p text:style-name="P2"><text:s text:c="16"/>// [ Key down =================================================================== ]</text:p>
      <text:p text:style-name="P2"><text:s text:c="16"/>c.SDL_EVENT_KEY_DOWN =&gt; {</text:p>
      <text:p text:style-name="P2"><text:s text:c="20"/>switch (event.key.scancode) {</text:p>
      <text:p text:style-name="P2"><text:s text:c="24"/>c.SDL_SCANCODE_ESCAPE =&gt; {</text:p>
      <text:p text:style-name="P2"><text:s text:c="28"/>break :main_loop;</text:p>
      <text:p text:style-name="P2"><text:s text:c="24"/>},</text:p>
      <text:p text:style-name="P2"><text:s text:c="24"/>else =&gt; {},</text:p>
      <text:p text:style-name="P2"><text:s text:c="20"/>}</text:p>
      <text:p text:style-name="P2"><text:s text:c="16"/>},</text:p>
      <text:p text:style-name="P2"><text:s text:c="16"/>else =&gt; {},</text:p>
      <text:p text:style-name="P2"><text:s text:c="12"/>}</text:p>
      <text:p text:style-name="P2"><text:s text:c="8"/>}</text:p>
      <text:p text:style-name="P2"><text:s text:c="8"/>jstk.record_events();</text:p>
      <text:p text:style-name="P2"><text:s text:c="8"/>print("...{d}\n", .{jstk.button_bits});</text:p>
      <text:p text:style-name="P2"><text:s text:c="4"/>} // main_loop</text:p>
      <text:p text:style-name="P2"><text:s text:c="4"/>print("back...............\n", .{});</text:p>
      <text:p text:style-name="P2">}</text:p>
      <text:p text:style-name="P1"/>
      <text:p text:style-name="P3"/>
      <text:p text:style-name="P3">main</text:p>
      <text:p text:style-name="P2">const std = @import("std");</text:p>
      <text:p text:style-name="P2">const print = @import("std").debug.print;</text:p>
      <text:p text:style-name="P2">const gv = @import("GlobalVariables.zig");</text:p>
      <text:p text:style-name="P2">const jstk = @import("joystick.zig");</text:p>
      <text:p text:style-name="P2">const chit = @import("Chit.zig");</text:p>
      <text:p text:style-name="P2">const hud = @import("HUD.zig");</text:p>
      <text:p text:style-name="P2"/>
      <text:p text:style-name="P2">const c = @cImport({</text:p>
      <text:p text:style-name="P2"><text:s text:c="4"/>@cDefine("SDL_DISABLE_OLD_NAMES", {});</text:p>
      <text:p text:style-name="P2"><text:s text:c="4"/>@cInclude("SDL3/SDL.h");</text:p>
      <text:p text:style-name="P2"><text:s text:c="4"/>@cInclude("SDL3/SDL_revision.h");</text:p>
      <text:p text:style-name="P2"><text:s text:c="4"/>@cDefine("SDL_MAIN_HANDLED", {});</text:p>
      <text:p text:style-name="P2"><text:s text:c="4"/>@cInclude("SDL3/SDL_main.h");</text:p>
      <text:p text:style-name="P2"><text:s text:c="4"/>@cInclude("SDL3_image/SDL_image.h");</text:p>
      <text:p text:style-name="P2">});</text:p>
      <text:p text:style-name="P2"/>
      <text:p text:style-name="P2">var window: ?*c.SDL_Window = undefined;</text:p>
      <text:p text:style-name="P2">pub var renderer: ?*c.SDL_Renderer = undefined;</text:p>
      <text:p text:style-name="P2"/>
      <text:p text:style-name="P2">// *************** Surface</text:p>
      <text:p text:style-name="P2">var mapboard_surface: ?*c.SDL_Surface = undefined;</text:p>
      <text:p text:style-name="P2">pub var chits_surface: ?*c.SDL_Surface = undefined;</text:p>
      <text:p text:style-name="P2">pub var frames_surface: ?*c.SDL_Surface = undefined;</text:p>
      <text:p text:style-name="P2"/>
      <text:p text:style-name="P2">// *************** Joystick</text:p>
      <text:p text:style-name="P2">pub var joystick: ?*c.SDL_Joystick = null;</text:p>
      <text:p text:style-name="P2"/>
      <text:p text:style-name="P2">// *************** Chits</text:p>
      <text:p text:style-name="P2">var fish: chit.Chit = undefined;</text:p>
      <text:p text:style-name="P2"/>
      <text:p text:style-name="P2">// ************************************************************************************************</text:p>
      <text:p text:style-name="P2">pub fn main() !void {</text:p>
      <text:p text:style-name="P2"><text:s text:c="4"/>errdefer |err| if (err == error.SdlError) std.log.err("SDL error: {s}", .{c.SDL_GetError()});</text:p>
      <text:p text:style-name="P2"/>
      <text:p text:style-name="P2"><text:s text:c="4"/>std.log.debug("SDL build time version: {d}.{d}.{d}", .{</text:p>
      <text:p text:style-name="P2"><text:s text:c="8"/>c.SDL_MAJOR_VERSION,</text:p>
      <text:p text:style-name="P2"><text:s text:c="8"/>c.SDL_MINOR_VERSION,</text:p>
      <text:p text:style-name="P2"><text:s text:c="8"/>c.SDL_MICRO_VERSION,</text:p>
      <text:p text:style-name="P2"><text:s text:c="4"/>});</text:p>
      <text:p text:style-name="P2"/>
      <text:p text:style-name="P2"><text:s text:c="4"/>const version = c.SDL_GetVersion();</text:p>
      <text:p text:style-name="P2"><text:s text:c="4"/>std.log.debug("SDL runtime version: {d}.{d}.{d}", .{</text:p>
      <text:p text:style-name="P2"><text:s text:c="8"/>c.SDL_VERSIONNUM_MAJOR(version),</text:p>
      <text:p text:style-name="P2"><text:s text:c="8"/>c.SDL_VERSIONNUM_MINOR(version),</text:p>
      <text:p text:style-name="P2"><text:s text:c="8"/>c.SDL_VERSIONNUM_MICRO(version),</text:p>
      <text:p text:style-name="P2"><text:s text:c="4"/>});</text:p>
      <text:p text:style-name="P2"/>
      <text:p text:style-name="P2"><text:s text:c="4"/>c.SDL_SetMainReady();</text:p>
      <text:p text:style-name="P2"/>
      <text:p text:style-name="P2"><text:s text:c="4"/>_ = c.SDL_Init(c.SDL_INIT_VIDEO | c.SDL_INIT_AUDIO | c.SDL_INIT_GAMEPAD | c.SDL_INIT_JOYSTICK);</text:p>
      <text:p text:style-name="P2"><text:s text:c="4"/>defer c.SDL_Quit();</text:p>
      <text:p text:style-name="P2"/>
      <text:p text:style-name="P2"><text:s text:c="4"/>_ = c.SDL_SetHint(c.SDL_HINT_RENDER_VSYNC, "1");</text:p>
      <text:p text:style-name="P2"/>
      <text:p text:style-name="P2"><text:s text:c="4"/>// [ set window and renderer ================================================================ ]</text:p>
      <text:p text:style-name="P2"><text:s text:c="4"/>if (true) { // true: windowed</text:p>
      <text:p text:style-name="P2"><text:s text:c="8"/>const window_dim = c.SDL_GetCurrentDisplayMode(c.SDL_GetPrimaryDisplay());</text:p>
      <text:p text:style-name="P2"><text:s text:c="8"/>const window_w = @as(f32, @floatFromInt(window_dim.*.w));</text:p>
      <text:p text:style-name="P2"><text:s text:c="8"/>const window_h = @as(f32, @floatFromInt(window_dim.*.h));</text:p>
      <text:p text:style-name="P2"><text:s text:c="8"/>const percent = 0.8;</text:p>
      <text:p text:style-name="P2"><text:s text:c="8"/>gv.window_w = window_w * percent;</text:p>
      <text:p text:style-name="P2"><text:s text:c="8"/>gv.window_h = window_h * percent;</text:p>
      <text:p text:style-name="P2"><text:s text:c="8"/>//gv.window_w = 1280.0;</text:p>
      <text:p text:style-name="P2"><text:s text:c="8"/>//gv.window_h = 720.0;</text:p>
      <text:p text:style-name="P2"><text:s text:c="8"/>window = c.SDL_CreateWindow("Nuklear Winter '68", @intFromFloat(gv.window_w), @intFromFloat(gv.window_h), c.SDL_WINDOW_BORDERLESS);</text:p>
      <text:p text:style-name="P2"><text:s text:c="4"/>} else { // false: fullscreen</text:p>
      <text:p text:style-name="P2"><text:s text:c="8"/>const window_dim = c.SDL_GetCurrentDisplayMode(c.SDL_GetPrimaryDisplay());</text:p>
      <text:p text:style-name="P2"><text:s text:c="8"/>gv.window_w = @as(f32, @floatFromInt(window_dim.*.w));</text:p>
      <text:p text:style-name="P2"><text:s text:c="8"/>gv.window_h = @as(f32, @floatFromInt(window_dim.*.h));</text:p>
      <text:p text:style-name="P2"><text:s text:c="8"/>window = c.SDL_CreateWindow("Nuklear Winter '68", @intFromFloat(gv.window_w), @intFromFloat(gv.window_h), c.SDL_WINDOW_FULLSCREEN);</text:p>
      <text:p text:style-name="P2"><text:s text:c="4"/>}</text:p>
      <text:p text:style-name="P2"><text:s text:c="4"/>renderer = c.SDL_CreateRenderer(window, null);</text:p>
      <text:p text:style-name="P2"><text:s text:c="4"/>defer c.SDL_DestroyRenderer(renderer);</text:p>
      <text:p text:style-name="P2"><text:s text:c="4"/>defer c.SDL_DestroyWindow(window);</text:p>
      <text:p text:style-name="P2"/>
      <text:p text:style-name="P2"><text:s text:c="4"/>// [ store images on surfaces =============================================================== ]</text:p>
      <text:p text:style-name="P2"><text:s text:c="4"/>var stream: ?*c.SDL_IOStream = undefined;</text:p>
      <text:p text:style-name="P2"/>
      <text:p text:style-name="P2"><text:s text:c="4"/>stream = c.SDL_IOFromFile("img/Map.jpg", "r");</text:p>
      <text:p text:style-name="P2"><text:s text:c="4"/>//stream = c.SDL_IOFromFile("img2/fish2.jpg", "r");</text:p>
      <text:p text:style-name="P2"><text:s text:c="4"/>mapboard_surface = c.IMG_LoadJPG_IO(stream);</text:p>
      <text:p text:style-name="P2"/>
      <text:p text:style-name="P2"><text:s text:c="4"/>stream = c.SDL_IOFromFile("img2/NW68-chits.png", "r");</text:p>
      <text:p text:style-name="P2"><text:s text:c="4"/>chits_surface = c.IMG_LoadPNG_IO(stream);</text:p>
      <text:p text:style-name="P2"/>
      <text:p text:style-name="P2"><text:s text:c="4"/>stream = c.SDL_IOFromFile("img2/frames-1.png", "r");</text:p>
      <text:p text:style-name="P2"><text:s text:c="4"/>frames_surface = c.IMG_LoadPNG_IO(stream);</text:p>
      <text:p text:style-name="P2"/>
      <text:p text:style-name="P2"><text:s text:c="4"/>// [ misc =================================================================================== ]</text:p>
      <text:p text:style-name="P2"><text:s text:c="4"/>fish = chit.new(12, 13, .{ 0, 1 });</text:p>
      <text:p text:style-name="P2"/>
      <text:p text:style-name="P2"><text:s text:c="4"/>// [ game loop ============================================================================== ]</text:p>
      <text:p text:style-name="P2"><text:s text:c="4"/>main_loop: while (true) {</text:p>
      <text:p text:style-name="P2"><text:s text:c="8"/>var event: c.SDL_Event = undefined;</text:p>
      <text:p text:style-name="P2"><text:s text:c="8"/>while (c.SDL_PollEvent(&amp;event)) {</text:p>
      <text:p text:style-name="P2"><text:s text:c="12"/>switch (event.type) {</text:p>
      <text:p text:style-name="P2"><text:s text:c="16"/>// [ Joystick =================================================================== ]</text:p>
      <text:p text:style-name="P2"><text:s text:c="16"/>c.SDL_EVENT_JOYSTICK_ADDED =&gt; {</text:p>
      <text:p text:style-name="P2"><text:s text:c="20"/>if (joystick == null) {</text:p>
      <text:p text:style-name="P2"><text:s text:c="24"/>joystick = c.SDL_OpenJoystick(event.jdevice.which);</text:p>
      <text:p text:style-name="P2"><text:s text:c="24"/>print("open: {s}\n", .{c.SDL_GetJoystickName(joystick)});</text:p>
      <text:p text:style-name="P2"><text:soft-page-break/><text:s text:c="24"/>try jstk.bind_buttons(c.SDL_GetJoystickName(joystick));</text:p>
      <text:p text:style-name="P2"><text:s text:c="24"/>jstk.num_buttons = @as(u32, @intCast(c.SDL_GetNumJoystickButtons(joystick)));</text:p>
      <text:p text:style-name="P2"><text:s text:c="20"/>}</text:p>
      <text:p text:style-name="P2"><text:s text:c="16"/>},</text:p>
      <text:p text:style-name="P2"><text:s text:c="16"/>c.SDL_EVENT_JOYSTICK_REMOVED =&gt; {</text:p>
      <text:p text:style-name="P2"><text:s text:c="20"/>if ((joystick != null) and (c.SDL_GetJoystickID(joystick) == event.jdevice.which)) {</text:p>
      <text:p text:style-name="P2"><text:s text:c="24"/>print("close: {s}\n", .{c.SDL_GetJoystickName(joystick)});</text:p>
      <text:p text:style-name="P2"><text:s text:c="24"/>c.SDL_CloseJoystick(joystick);</text:p>
      <text:p text:style-name="P2"><text:s text:c="24"/>joystick = null;</text:p>
      <text:p text:style-name="P2"><text:s text:c="24"/>gv.joystick_type = 0;</text:p>
      <text:p text:style-name="P2"><text:s text:c="24"/>jstk.num_buttons = 0;</text:p>
      <text:p text:style-name="P2"><text:s text:c="20"/>}</text:p>
      <text:p text:style-name="P2"><text:s text:c="16"/>},</text:p>
      <text:p text:style-name="P2"><text:s text:c="16"/>// [ GUI window events ========================================================== ]</text:p>
      <text:p text:style-name="P2"><text:s text:c="16"/>c.SDL_EVENT_QUIT =&gt; {</text:p>
      <text:p text:style-name="P2"><text:s text:c="20"/>break :main_loop;</text:p>
      <text:p text:style-name="P2"><text:s text:c="16"/>},</text:p>
      <text:p text:style-name="P2"><text:s text:c="16"/>// [ Key down =================================================================== ]</text:p>
      <text:p text:style-name="P2"><text:s text:c="16"/>c.SDL_EVENT_KEY_DOWN =&gt; {</text:p>
      <text:p text:style-name="P2"><text:s text:c="20"/>switch (event.key.scancode) {</text:p>
      <text:p text:style-name="P2"><text:s text:c="24"/>c.SDL_SCANCODE_ESCAPE =&gt; {</text:p>
      <text:p text:style-name="P2"><text:s text:c="28"/>break :main_loop;</text:p>
      <text:p text:style-name="P2"><text:s text:c="24"/>},</text:p>
      <text:p text:style-name="P2"><text:s text:c="24"/>else =&gt; {},</text:p>
      <text:p text:style-name="P2"><text:s text:c="20"/>}</text:p>
      <text:p text:style-name="P2"><text:s text:c="16"/>},</text:p>
      <text:p text:style-name="P2"><text:s text:c="16"/>else =&gt; {},</text:p>
      <text:p text:style-name="P2"><text:s text:c="12"/>}</text:p>
      <text:p text:style-name="P2"><text:s text:c="8"/>}</text:p>
      <text:p text:style-name="P2"><text:s text:c="8"/>jstk.record_events();</text:p>
      <text:p text:style-name="P2"/>
      <text:p text:style-name="P2"><text:s text:c="8"/>if ((jstk.button_bits &amp; gv.bit_1) != 0) { // HUD mode</text:p>
      <text:p text:style-name="P2"><text:s text:c="12"/>draw_world();</text:p>
      <text:p text:style-name="P2"><text:s text:c="12"/>hud.mode();</text:p>
      <text:p text:style-name="P2"><text:s text:c="8"/>} else {</text:p>
      <text:p text:style-name="P2"><text:s text:c="12"/>draw_world();</text:p>
      <text:p text:style-name="P2"><text:s text:c="8"/>}</text:p>
      <text:p text:style-name="P2"/>
      <text:p text:style-name="P2"><text:s text:c="8"/>// ***** show</text:p>
      <text:p text:style-name="P2"><text:s text:c="8"/>_ = c.SDL_RenderPresent(renderer);</text:p>
      <text:p text:style-name="P2"/>
      <text:p text:style-name="P2"><text:s text:c="8"/>if (gv.flags == 1) break :main_loop;</text:p>
      <text:p text:style-name="P2"><text:s text:c="4"/>} // game loop</text:p>
      <text:p text:style-name="P2">} // pub fn main()</text:p>
      <text:p text:style-name="P2"/>
      <text:p text:style-name="P2">// ************************************************************************************************</text:p>
      <text:p text:style-name="P2">fn draw_world() void {</text:p>
      <text:p text:style-name="P2"><text:s text:c="4"/>// ***** clear window with color</text:p>
      <text:p text:style-name="P2"><text:s text:c="4"/>_ = c.SDL_SetRenderDrawColor(renderer, 255, 5, 255, c.SDL_ALPHA_OPAQUE);</text:p>
      <text:p text:style-name="P2"><text:s text:c="4"/>_ = c.SDL_RenderClear(renderer);</text:p>
      <text:p text:style-name="P2"/>
      <text:p text:style-name="P2"><text:s text:c="4"/>// ***** drawing</text:p>
      <text:p text:style-name="P2"><text:s text:c="4"/>_ = draw_mapboard();</text:p>
      <text:p text:style-name="P2"><text:s text:c="4"/>_ = draw_chit1();</text:p>
      <text:p text:style-name="P2"><text:s text:c="4"/>_ = draw_chit2();</text:p>
      <text:p text:style-name="P2"><text:s text:c="4"/>_ = draw_chit3();</text:p>
      <text:p text:style-name="P2"><text:s text:c="4"/>fish.render();</text:p>
      <text:p text:style-name="P2"/>
      <text:p text:style-name="P2"><text:s text:c="4"/>// ***** draw X on window</text:p>
      <text:p text:style-name="P2"><text:s text:c="4"/>_ = c.SDL_RenderLine(renderer, 0, 0, gv.window_w, gv.window_h);</text:p>
      <text:p text:style-name="P2"><text:s text:c="4"/>_ = c.SDL_RenderLine(renderer, 0, gv.window_h, gv.window_w, 0);</text:p>
      <text:p text:style-name="P2">}</text:p>
      <text:p text:style-name="P2"/>
      <text:p text:style-name="P2">// ------------------------------------------------------------------------------------------------</text:p>
      <text:p text:style-name="P2">fn draw_chit3() void {</text:p>
      <text:p text:style-name="P2"><text:s text:c="4"/>// ***** chit info</text:p>
      <text:p text:style-name="P2"><text:s text:c="4"/>const hex_ID = [_]i32{ 28, 0 };</text:p>
      <text:p text:style-name="P2"><text:s text:c="4"/>const chit_index = 7;</text:p>
      <text:p text:style-name="P2"/>
      <text:p text:style-name="P2"><text:s text:c="4"/>// ***** create a surface</text:p>
      <text:p text:style-name="P2"><text:s text:c="4"/>const a_surf: *c.SDL_Surface = c.SDL_CreateSurface(gv.chit_square_dim, gv.chit_square_dim, c.SDL_PIXELFORMAT_RGBA8888);</text:p>
      <text:p text:style-name="P2"><text:s text:c="4"/>defer c.SDL_DestroySurface(a_surf);</text:p>
      <text:p text:style-name="P2"/>
      <text:p text:style-name="P2"><text:s text:c="4"/>// ***** clip one chit and put it on the surface</text:p>
      <text:p text:style-name="P2"><text:s text:c="4"/>var a_rect: c.SDL_Rect = undefined;</text:p>
      <text:p text:style-name="P2"><text:s text:c="4"/>a_rect.x = 0;</text:p>
      <text:p text:style-name="P2"><text:s text:c="4"/>a_rect.y = chit_index * gv.chit_square_dim;</text:p>
      <text:p text:style-name="P2"><text:s text:c="4"/>a_rect.w = gv.chit_square_dim;</text:p>
      <text:p text:style-name="P2"><text:s text:c="4"/>a_rect.h = gv.chit_square_dim;</text:p>
      <text:p text:style-name="P2"><text:s text:c="4"/>_ = c.SDL_BlitSurface(chits_surface, &amp;a_rect, a_surf, null); // no scaling. the target surface truncates.</text:p>
      <text:p text:style-name="P2"/>
      <text:p text:style-name="P2"><text:s text:c="4"/>// convert the surface to a texture</text:p>
      <text:p text:style-name="P2"><text:s text:c="4"/>const a_texture = c.SDL_CreateTextureFromSurface(renderer, a_surf);</text:p>
      <text:p text:style-name="P2"><text:s text:c="4"/>defer c.SDL_DestroyTexture(a_texture);</text:p>
      <text:p text:style-name="P2"/>
      <text:p text:style-name="P2"><text:s text:c="4"/>// define a silly puddy rectangle and render it</text:p>
      <text:p text:style-name="P2"><text:s text:c="4"/>var a_rectness: c.SDL_FRect = undefined;</text:p>
      <text:p text:style-name="P2"><text:s text:c="4"/>const hex_ID_x: i32 = @intFromFloat(@as(f64, @floatFromInt(hex_ID[0])) * gv.Hex_Dim_ness[0]);</text:p>
      <text:p text:style-name="P2"><text:s text:c="4"/>const hex_ID_y: i32 = @intFromFloat(@as(f64, @floatFromInt(hex_ID[1])) * gv.Hex_Dim_ness[1]);</text:p>
      <text:p text:style-name="P2"><text:s text:c="4"/>const x: f32 = @as(f32, @floatFromInt(gv.Zero_Zero[0] - gv.map_loc[0] + hex_ID_x)) / gv.scaleness;</text:p>
      <text:p text:style-name="P2"><text:s text:c="4"/>var y: f32 = 0.0;</text:p>
      <text:p text:style-name="P2"><text:s text:c="4"/>if (@mod(hex_ID[0], 2) == 0) {</text:p>
      <text:p text:style-name="P2"><text:s text:c="8"/>y = @as(f32, @floatFromInt(gv.Zero_Zero[1] - gv.map_loc[1] + hex_ID_y)) / gv.scaleness;</text:p>
      <text:p text:style-name="P2"><text:s text:c="4"/>} else {</text:p>
      <text:p text:style-name="P2"><text:s text:c="8"/>y = @as(f32, @floatFromInt(gv.Zero_Zero[1] - gv.map_loc[1] + hex_ID_y + @as(i32, @intFromFloat(gv.Half_Hex_Y_ness)))) / gv.scaleness;</text:p>
      <text:p text:style-name="P2"><text:s text:c="4"/>}</text:p>
      <text:p text:style-name="P2"/>
      <text:p text:style-name="P2"><text:s text:c="4"/>const w_h_ness: f32 = @as(f32, @floatFromInt(gv.chit_square_dim)) / gv.scaleness;</text:p>
      <text:p text:style-name="P2"><text:s text:c="4"/>a_rectness.x = x;</text:p>
      <text:p text:style-name="P2"><text:s text:c="4"/>a_rectness.y = y;</text:p>
      <text:p text:style-name="P2"><text:s text:c="4"/>a_rectness.w = w_h_ness;</text:p>
      <text:p text:style-name="P2"><text:s text:c="4"/>a_rectness.h = w_h_ness;</text:p>
      <text:p text:style-name="P2"><text:s text:c="4"/>if ((x + w_h_ness) &lt; 0) return;</text:p>
      <text:p text:style-name="P2"><text:soft-page-break/><text:s text:c="4"/>if (x &gt; gv.window_w) return;</text:p>
      <text:p text:style-name="P2"><text:s text:c="4"/>if ((y + w_h_ness) &lt; 0) return;</text:p>
      <text:p text:style-name="P2"><text:s text:c="4"/>if (y &gt; gv.window_h) return;</text:p>
      <text:p text:style-name="P2"><text:s text:c="4"/>_ = c.SDL_RenderTexture(renderer, a_texture, null, &amp;a_rectness);</text:p>
      <text:p text:style-name="P2">}</text:p>
      <text:p text:style-name="P2"/>
      <text:p text:style-name="P2">// ------------------------------------------------------------------------------------------------</text:p>
      <text:p text:style-name="P2">fn draw_chit2() void {</text:p>
      <text:p text:style-name="P2"><text:s text:c="4"/>// ***** chit info</text:p>
      <text:p text:style-name="P2"><text:s text:c="4"/>const hex_ID = [_]i32{ 2, 0 };</text:p>
      <text:p text:style-name="P2"><text:s text:c="4"/>const chit_index = 4;</text:p>
      <text:p text:style-name="P2"/>
      <text:p text:style-name="P2"><text:s text:c="4"/>// ***** create a surface</text:p>
      <text:p text:style-name="P2"><text:s text:c="4"/>const a_surf: *c.SDL_Surface = c.SDL_CreateSurface(gv.chit_square_dim, gv.chit_square_dim, c.SDL_PIXELFORMAT_RGBA8888);</text:p>
      <text:p text:style-name="P2"><text:s text:c="4"/>defer c.SDL_DestroySurface(a_surf);</text:p>
      <text:p text:style-name="P2"/>
      <text:p text:style-name="P2"><text:s text:c="4"/>// ***** clip one chit and put it on the surface</text:p>
      <text:p text:style-name="P2"><text:s text:c="4"/>var a_rect: c.SDL_Rect = undefined;</text:p>
      <text:p text:style-name="P2"><text:s text:c="4"/>a_rect.x = 0;</text:p>
      <text:p text:style-name="P2"><text:s text:c="4"/>a_rect.y = chit_index * gv.chit_square_dim;</text:p>
      <text:p text:style-name="P2"><text:s text:c="4"/>a_rect.w = gv.chit_square_dim;</text:p>
      <text:p text:style-name="P2"><text:s text:c="4"/>a_rect.h = gv.chit_square_dim;</text:p>
      <text:p text:style-name="P2"><text:s text:c="4"/>_ = c.SDL_BlitSurface(chits_surface, &amp;a_rect, a_surf, null); // no scaling. the target surface truncates.</text:p>
      <text:p text:style-name="P2"/>
      <text:p text:style-name="P2"><text:s text:c="4"/>// convert the surface to a texture</text:p>
      <text:p text:style-name="P2"><text:s text:c="4"/>const a_texture = c.SDL_CreateTextureFromSurface(renderer, a_surf);</text:p>
      <text:p text:style-name="P2"><text:s text:c="4"/>defer c.SDL_DestroyTexture(a_texture);</text:p>
      <text:p text:style-name="P2"/>
      <text:p text:style-name="P2"><text:s text:c="4"/>// define a silly puddy rectangle and render it</text:p>
      <text:p text:style-name="P2"><text:s text:c="4"/>var a_rectness: c.SDL_FRect = undefined;</text:p>
      <text:p text:style-name="P2"><text:s text:c="4"/>const hex_ID_x: i32 = @intFromFloat(@as(f64, @floatFromInt(hex_ID[0])) * gv.Hex_Dim_ness[0]);</text:p>
      <text:p text:style-name="P2"><text:s text:c="4"/>const hex_ID_y: i32 = @intFromFloat(@as(f64, @floatFromInt(hex_ID[1])) * gv.Hex_Dim_ness[1]);</text:p>
      <text:p text:style-name="P2"><text:s text:c="4"/>const x: f32 = @as(f32, @floatFromInt(gv.Zero_Zero[0] - gv.map_loc[0] + hex_ID_x)) / gv.scaleness;</text:p>
      <text:p text:style-name="P2"><text:s text:c="4"/>const y: f32 = @as(f32, @floatFromInt(gv.Zero_Zero[1] - gv.map_loc[1] + hex_ID_y)) / gv.scaleness;</text:p>
      <text:p text:style-name="P2"><text:s text:c="4"/>const w_h_ness: f32 = @as(f32, @floatFromInt(gv.chit_square_dim)) / gv.scaleness;</text:p>
      <text:p text:style-name="P2"><text:s text:c="4"/>a_rectness.x = x;</text:p>
      <text:p text:style-name="P2"><text:s text:c="4"/>a_rectness.y = y;</text:p>
      <text:p text:style-name="P2"><text:s text:c="4"/>a_rectness.w = w_h_ness;</text:p>
      <text:p text:style-name="P2"><text:s text:c="4"/>a_rectness.h = w_h_ness;</text:p>
      <text:p text:style-name="P2"><text:s text:c="4"/>_ = c.SDL_RenderTexture(renderer, a_texture, null, &amp;a_rectness);</text:p>
      <text:p text:style-name="P2">}</text:p>
      <text:p text:style-name="P2"/>
      <text:p text:style-name="P2">// ------------------------------------------------------------------------------------------------</text:p>
      <text:p text:style-name="P2">fn draw_chit1() void {</text:p>
      <text:p text:style-name="P2"><text:s text:c="4"/>// ***** chit info</text:p>
      <text:p text:style-name="P2"><text:s text:c="4"/>//const hex_loc = [_]i32{ 0, 0 };</text:p>
      <text:p text:style-name="P2"><text:s text:c="4"/>const chit_index = 2;</text:p>
      <text:p text:style-name="P2"/>
      <text:p text:style-name="P2"><text:s text:c="4"/>// ***** create a surface</text:p>
      <text:p text:style-name="P2"><text:s text:c="4"/>const a_surf: *c.SDL_Surface = c.SDL_CreateSurface(gv.chit_square_dim, gv.chit_square_dim, c.SDL_PIXELFORMAT_RGBA8888);</text:p>
      <text:p text:style-name="P2"><text:s text:c="4"/>defer c.SDL_DestroySurface(a_surf);</text:p>
      <text:p text:style-name="P2"/>
      <text:p text:style-name="P2"><text:s text:c="4"/>// ***** clip one chit and put it on the surface</text:p>
      <text:p text:style-name="P2"><text:s text:c="4"/>var a_rect: c.SDL_Rect = undefined;</text:p>
      <text:p text:style-name="P2"><text:s text:c="4"/>a_rect.x = 0;</text:p>
      <text:p text:style-name="P2"><text:s text:c="4"/>a_rect.y = chit_index * gv.chit_square_dim;</text:p>
      <text:p text:style-name="P2"><text:s text:c="4"/>a_rect.w = gv.chit_square_dim;</text:p>
      <text:p text:style-name="P2"><text:s text:c="4"/>a_rect.h = gv.chit_square_dim;</text:p>
      <text:p text:style-name="P2"><text:s text:c="4"/>_ = c.SDL_BlitSurface(chits_surface, &amp;a_rect, a_surf, null); // no scaling. the target surface truncates.</text:p>
      <text:p text:style-name="P2"/>
      <text:p text:style-name="P2"><text:s text:c="4"/>// convert the surface to a texture</text:p>
      <text:p text:style-name="P2"><text:s text:c="4"/>const a_texture = c.SDL_CreateTextureFromSurface(renderer, a_surf);</text:p>
      <text:p text:style-name="P2"><text:s text:c="4"/>defer c.SDL_DestroyTexture(a_texture);</text:p>
      <text:p text:style-name="P2"/>
      <text:p text:style-name="P2"><text:s text:c="4"/>// define a silly puddy rectangle and render it</text:p>
      <text:p text:style-name="P2"><text:s text:c="4"/>var a_rectness: c.SDL_FRect = undefined;</text:p>
      <text:p text:style-name="P2"><text:s text:c="4"/>a_rectness.x = @as(f32, @floatFromInt(gv.Zero_Zero[0] - gv.map_loc[0])) / gv.scaleness;</text:p>
      <text:p text:style-name="P2"><text:s text:c="4"/>a_rectness.y = @as(f32, @floatFromInt(gv.Zero_Zero[1] - gv.map_loc[1])) / gv.scaleness;</text:p>
      <text:p text:style-name="P2"><text:s text:c="4"/>a_rectness.w = @as(f32, @floatFromInt(gv.chit_square_dim)) / gv.scaleness;</text:p>
      <text:p text:style-name="P2"><text:s text:c="4"/>a_rectness.h = @as(f32, @floatFromInt(gv.chit_square_dim)) / gv.scaleness;</text:p>
      <text:p text:style-name="P2"><text:s text:c="4"/>_ = c.SDL_RenderTexture(renderer, a_texture, null, &amp;a_rectness);</text:p>
      <text:p text:style-name="P2">}</text:p>
      <text:p text:style-name="P2"/>
      <text:p text:style-name="P2">// ------------------------------------------------------------------------------------------------</text:p>
      <text:p text:style-name="P2">fn draw_mapboard() void {</text:p>
      <text:p text:style-name="P2"><text:s text:c="4"/>var spd: i32 = 1;</text:p>
      <text:p text:style-name="P2"><text:s text:c="4"/>if (gv.joystick_type == 1) { // using RumblePad</text:p>
      <text:p text:style-name="P2"><text:s text:c="8"/>if ((jstk.button_bits &amp; gv.bit_12) != 0) {</text:p>
      <text:p text:style-name="P2"><text:s text:c="12"/>spd = 200;</text:p>
      <text:p text:style-name="P2"><text:s text:c="8"/>}</text:p>
      <text:p text:style-name="P2"><text:s text:c="4"/>} else {</text:p>
      <text:p text:style-name="P2"><text:s text:c="8"/>spd = @intFromFloat(((@as(f32, @floatFromInt(jstk.axis_vals[1] + 32769)) / 65536.0) * 200.0) + 1.0);</text:p>
      <text:p text:style-name="P2"><text:s text:c="4"/>}</text:p>
      <text:p text:style-name="P2"/>
      <text:p text:style-name="P2"><text:s text:c="4"/>// ********** D-Pad</text:p>
      <text:p text:style-name="P2"><text:s text:c="4"/>if (gv.joystick_type == 4) { // using Sega; converting axis to d-pad infos</text:p>
      <text:p text:style-name="P2"><text:s text:c="8"/>if (jstk.axis_vals[0] &lt; -5000) jstk.d_pad = 8;</text:p>
      <text:p text:style-name="P2"><text:s text:c="8"/>if (jstk.axis_vals[0] &gt; 5000) jstk.d_pad = 2;</text:p>
      <text:p text:style-name="P2"><text:s text:c="8"/>if (jstk.axis_vals[1] &lt; -5000) jstk.d_pad |= 1;</text:p>
      <text:p text:style-name="P2"><text:s text:c="8"/>if (jstk.axis_vals[1] &gt; 5000) jstk.d_pad |= 4;</text:p>
      <text:p text:style-name="P2"><text:s text:c="8"/>spd = 1;</text:p>
      <text:p text:style-name="P2"><text:s text:c="8"/>if ((jstk.button_bits &amp; gv.bit_8) != 0) {</text:p>
      <text:p text:style-name="P2"><text:s text:c="12"/>spd = 100;</text:p>
      <text:p text:style-name="P2"><text:s text:c="8"/>}</text:p>
      <text:p text:style-name="P2"><text:s text:c="4"/>}</text:p>
      <text:p text:style-name="P2"><text:s text:c="4"/>if ((gv.OS_platform == 1) and (gv.joystick_type != 4)) { // FreeBSD</text:p>
      <text:p text:style-name="P2"><text:s text:c="8"/>if (jstk.axis_vals[2] &lt; -10000) jstk.d_pad = 8;</text:p>
      <text:p text:style-name="P2"><text:s text:c="8"/>if (jstk.axis_vals[2] &gt; 10000) jstk.d_pad = 2;</text:p>
      <text:p text:style-name="P2"><text:s text:c="8"/>if (jstk.axis_vals[3] &lt; -10000) jstk.d_pad |= 1;</text:p>
      <text:p text:style-name="P2"><text:s text:c="8"/>if (jstk.axis_vals[3] &gt; 10000) jstk.d_pad |= 4;</text:p>
      <text:p text:style-name="P2"><text:s text:c="4"/>}</text:p>
      <text:p text:style-name="P2"/>
      <text:p text:style-name="P2"><text:s text:c="4"/>if (jstk.d_pad != 0) { // no inputs, don't bother going in; this should save time</text:p>
      <text:p text:style-name="P2"><text:soft-page-break/><text:s text:c="8"/>if ((jstk.d_pad &amp; gv.bit_0) != 0) {</text:p>
      <text:p text:style-name="P2"><text:s text:c="12"/>gv.map_loc[1] += spd;</text:p>
      <text:p text:style-name="P2"><text:s text:c="8"/>}</text:p>
      <text:p text:style-name="P2"><text:s text:c="8"/>if ((jstk.d_pad &amp; gv.bit_1) != 0) {</text:p>
      <text:p text:style-name="P2"><text:s text:c="12"/>gv.map_loc[0] -= spd;</text:p>
      <text:p text:style-name="P2"><text:s text:c="8"/>}</text:p>
      <text:p text:style-name="P2"><text:s text:c="8"/>if ((jstk.d_pad &amp; gv.bit_2) != 0) {</text:p>
      <text:p text:style-name="P2"><text:s text:c="12"/>gv.map_loc[1] -= spd;</text:p>
      <text:p text:style-name="P2"><text:s text:c="8"/>}</text:p>
      <text:p text:style-name="P2"><text:s text:c="8"/>if ((jstk.d_pad &amp; gv.bit_3) != 0) {</text:p>
      <text:p text:style-name="P2"><text:s text:c="12"/>gv.map_loc[0] += spd;</text:p>
      <text:p text:style-name="P2"><text:s text:c="8"/>}</text:p>
      <text:p text:style-name="P2"><text:s text:c="4"/>}</text:p>
      <text:p text:style-name="P2"/>
      <text:p text:style-name="P2"><text:s text:c="4"/>// ********** Left &amp; Right sholder bind_buttons. If continued pressing, don't change scale.</text:p>
      <text:p text:style-name="P2"><text:s text:c="4"/>gv.scale_old = gv.scale;</text:p>
      <text:p text:style-name="P2"><text:s text:c="4"/>gv.scaleness_old = gv.scaleness;</text:p>
      <text:p text:style-name="P2"><text:s text:c="4"/>if ((jstk.button_bits &amp; gv.bit_4) != 0) {</text:p>
      <text:p text:style-name="P2"><text:s text:c="8"/>if ((jstk.button_bits_old &amp; gv.bit_4) == 0) {</text:p>
      <text:p text:style-name="P2"><text:s text:c="12"/>gv.scale -= 1;</text:p>
      <text:p text:style-name="P2"><text:s text:c="8"/>}</text:p>
      <text:p text:style-name="P2"><text:s text:c="4"/>}</text:p>
      <text:p text:style-name="P2"><text:s text:c="4"/>if ((jstk.button_bits &amp; gv.bit_5) != 0) {</text:p>
      <text:p text:style-name="P2"><text:s text:c="8"/>if ((jstk.button_bits_old &amp; gv.bit_5) == 0) {</text:p>
      <text:p text:style-name="P2"><text:s text:c="12"/>gv.scale += 1;</text:p>
      <text:p text:style-name="P2"><text:s text:c="8"/>}</text:p>
      <text:p text:style-name="P2"><text:s text:c="4"/>}</text:p>
      <text:p text:style-name="P2"><text:s text:c="4"/>if (gv.scale_old != gv.scale) {</text:p>
      <text:p text:style-name="P2"><text:s text:c="8"/>if (gv.scale &gt; 0) { // zoom in</text:p>
      <text:p text:style-name="P2"><text:s text:c="12"/>gv.scaleness = 1.0 / ((1.0 + @as(f32, @floatFromInt(gv.scale))) * 0.6);</text:p>
      <text:p text:style-name="P2"><text:s text:c="8"/>} else if (gv.scale &lt; 0) { // zoom out</text:p>
      <text:p text:style-name="P2"><text:s text:c="12"/>gv.scaleness = 1.0 - (@as(f32, @floatFromInt(gv.scale)) * 0.5);</text:p>
      <text:p text:style-name="P2"><text:s text:c="8"/>} else {</text:p>
      <text:p text:style-name="P2"><text:s text:c="12"/>gv.scaleness = 1.0;</text:p>
      <text:p text:style-name="P2"><text:s text:c="8"/>}</text:p>
      <text:p text:style-name="P2"><text:s text:c="4"/>}</text:p>
      <text:p text:style-name="P2"/>
      <text:p text:style-name="P2"><text:s text:c="4"/>// ********** clip map surface and save it on a_surf; convert a_surf to texture; render the texture</text:p>
      <text:p text:style-name="P2"><text:s text:c="4"/>const clip_w: f32 = gv.window_w * gv.scaleness;</text:p>
      <text:p text:style-name="P2"><text:s text:c="4"/>const clip_h: f32 = gv.window_h * gv.scaleness;</text:p>
      <text:p text:style-name="P2"><text:s text:c="4"/>const a_surf: *c.SDL_Surface = c.SDL_CreateSurface(@intFromFloat(clip_w), @intFromFloat(clip_h), c.SDL_PIXELFORMAT_RGBA8888);</text:p>
      <text:p text:style-name="P2"><text:s text:c="4"/>defer c.SDL_DestroySurface(a_surf);</text:p>
      <text:p text:style-name="P2"/>
      <text:p text:style-name="P2"><text:s text:c="4"/>var a_rect: c.SDL_Rect = undefined; // clip square</text:p>
      <text:p text:style-name="P2"><text:s text:c="4"/>if (gv.scale_old != gv.scale) { // shift clip square</text:p>
      <text:p text:style-name="P2"><text:s text:c="8"/>const delta_x_half: f32 = ((gv.window_w * gv.scaleness) - (gv.window_w * gv.scaleness_old)) / 2.0;</text:p>
      <text:p text:style-name="P2"><text:s text:c="8"/>const delta_y_half: f32 = ((gv.window_h * gv.scaleness) - (gv.window_h * gv.scaleness_old)) / 2.0;</text:p>
      <text:p text:style-name="P2"><text:s text:c="8"/>gv.map_loc[0] -= @intFromFloat(delta_x_half);</text:p>
      <text:p text:style-name="P2"><text:s text:c="8"/>gv.map_loc[1] -= @intFromFloat(delta_y_half);</text:p>
      <text:p text:style-name="P2"><text:s text:c="4"/>}</text:p>
      <text:p text:style-name="P2"><text:s text:c="4"/>a_rect.x = gv.map_loc[0];</text:p>
      <text:p text:style-name="P2"><text:s text:c="4"/>a_rect.y = gv.map_loc[1];</text:p>
      <text:p text:style-name="P2"><text:s text:c="4"/>a_rect.w = @intFromFloat(clip_w);</text:p>
      <text:p text:style-name="P2"><text:s text:c="4"/>a_rect.h = @intFromFloat(clip_h);</text:p>
      <text:p text:style-name="P2"><text:s text:c="4"/>_ = c.SDL_BlitSurface(mapboard_surface, &amp;a_rect, a_surf, null); // no scaling. the target surface truncates.</text:p>
      <text:p text:style-name="P2"/>
      <text:p text:style-name="P2"><text:s text:c="4"/>const a_texture = c.SDL_CreateTextureFromSurface(renderer, a_surf);</text:p>
      <text:p text:style-name="P2"><text:s text:c="4"/>defer c.SDL_DestroyTexture(a_texture);</text:p>
      <text:p text:style-name="P2"/>
      <text:p text:style-name="P2"><text:s text:c="4"/>_ = c.SDL_RenderTexture(renderer, a_texture, null, null);</text:p>
      <text:p text:style-name="P2">}</text:p>
      <text:p text:style-name="P1"/>
      <text:p text:style-name="P3">HUD</text:p>
      <text:p text:style-name="P2">const std = @import("std");</text:p>
      <text:p text:style-name="P2">const gv = @import("GlobalVariables.zig");</text:p>
      <text:p text:style-name="P2">const print = @import("std").debug.print;</text:p>
      <text:p text:style-name="P2">const m = @import("main.zig");</text:p>
      <text:p text:style-name="P2">const jstk = @import("joystick.zig");</text:p>
      <text:p text:style-name="P2">const hud_0 = @import("hud_new.zig");</text:p>
      <text:p text:style-name="P2"/>
      <text:p text:style-name="P2">const c = @cImport({</text:p>
      <text:p text:style-name="P2"><text:s text:c="4"/>@cDefine("SDL_DISABLE_OLD_NAMES", {});</text:p>
      <text:p text:style-name="P2"><text:s text:c="4"/>@cInclude("SDL3/SDL.h");</text:p>
      <text:p text:style-name="P2"><text:s text:c="4"/>@cInclude("SDL3/SDL_revision.h");</text:p>
      <text:p text:style-name="P2"><text:s text:c="4"/>@cDefine("SDL_MAIN_HANDLED", {});</text:p>
      <text:p text:style-name="P2"><text:s text:c="4"/>@cInclude("SDL3/SDL_main.h");</text:p>
      <text:p text:style-name="P2"><text:s text:c="4"/>@cInclude("SDL3_image/SDL_image.h");</text:p>
      <text:p text:style-name="P2">});</text:p>
      <text:p text:style-name="P2"/>
      <text:p text:style-name="P2">const frame_dim = [_]i32{ 500, 660, 0, 0 }; // frame &amp; corner</text:p>
      <text:p text:style-name="P2">const mesa_dim = [_]i32{ 480, 640, 10, 10 }; // mesa &amp; shifts</text:p>
      <text:p text:style-name="P2">var menu_option: i32 = 0;</text:p>
      <text:p text:style-name="P2">var menu_option_old: i32 = -1;</text:p>
      <text:p text:style-name="P2">var d_pad_old: u16 = 0;</text:p>
      <text:p text:style-name="P2"/>
      <text:p text:style-name="P2">pub fn mode() void {</text:p>
      <text:p text:style-name="P2"><text:s text:c="4"/>const clipped = c.SDL_Rect{ .x = frame_dim[2], .y = frame_dim[3], .w = frame_dim[0], .h = frame_dim[1] }; // clipped</text:p>
      <text:p text:style-name="P2"/>
      <text:p text:style-name="P2"><text:s text:c="4"/>// ***** create a surface</text:p>
      <text:p text:style-name="P2"><text:s text:c="4"/>const a_surf: *c.SDL_Surface = c.SDL_CreateSurface(frame_dim[0], frame_dim[1], c.SDL_PIXELFORMAT_RGBA8888);</text:p>
      <text:p text:style-name="P2"><text:s text:c="4"/>defer c.SDL_DestroySurface(a_surf);</text:p>
      <text:p text:style-name="P2"/>
      <text:p text:style-name="P2"><text:s text:c="4"/>// ***** clip the frame and put it on the surface</text:p>
      <text:p text:style-name="P2"><text:s text:c="4"/>_ = c.SDL_BlitSurface(@ptrCast(m.frames_surface), &amp;clipped, a_surf, null);</text:p>
      <text:p text:style-name="P2"/>
      <text:p text:style-name="P2"><text:s text:c="4"/>// convert the surface to a texture</text:p>
      <text:p text:style-name="P2"><text:s text:c="4"/>const a_texture = c.SDL_CreateTextureFromSurface(@ptrCast(m.renderer), a_surf);</text:p>
      <text:p text:style-name="P2"><text:s text:c="4"/>defer c.SDL_DestroyTexture(a_texture);</text:p>
      <text:p text:style-name="P2"/>
      <text:p text:style-name="P2"><text:s text:c="4"/>// ***** "paste" the texture on the window; not using viewport</text:p>
      <text:p text:style-name="P2"><text:s text:c="4"/>const silly_putty = c.SDL_FRect{ .x = gv.window_w - frame_dim[0], .y = 0.0, .w = frame_dim[0], .h = frame_dim[1] };</text:p>
      <text:p text:style-name="P2"><text:s text:c="4"/>_ = c.SDL_RenderTexture(@ptrCast(m.renderer), a_texture, null, &amp;silly_putty); // put texture FOR any viewports</text:p>
      <text:p text:style-name="P2"/>
      <text:p text:style-name="P2"><text:s text:c="4"/>// ***** show</text:p>
      <text:p text:style-name="P2"><text:s text:c="4"/>_ = c.SDL_RenderPresent(@ptrCast(m.renderer));</text:p>
      <text:p text:style-name="P2"><text:s text:c="4"/>main_menu(silly_putty);</text:p>
      <text:p text:style-name="P2">}</text:p>
      <text:p text:style-name="P2"/>
      <text:p text:style-name="P2">// ************************************************************************************************</text:p>
      <text:p text:style-name="P2">fn main_menu(silly: c.SDL_FRect) void {</text:p>
      <text:p text:style-name="P2"><text:s text:c="4"/>_ = silly;</text:p>
      <text:p text:style-name="P2"><text:s text:c="4"/>main_loop: while (true) {</text:p>
      <text:p text:style-name="P2"><text:s text:c="8"/>var event: c.SDL_Event = undefined;</text:p>
      <text:p text:style-name="P2"><text:s text:c="8"/>while (c.SDL_PollEvent(&amp;event)) {</text:p>
      <text:p text:style-name="P2"><text:s text:c="12"/>switch (event.type) {</text:p>
      <text:p text:style-name="P2"><text:s text:c="16"/>// [ Key down =================================================================== ]</text:p>
      <text:p text:style-name="P2"><text:s text:c="16"/>c.SDL_EVENT_KEY_DOWN =&gt; {</text:p>
      <text:p text:style-name="P2"><text:s text:c="20"/>switch (event.key.scancode) {</text:p>
      <text:p text:style-name="P2"><text:s text:c="24"/>c.SDL_SCANCODE_ESCAPE =&gt; {</text:p>
      <text:p text:style-name="P2"><text:s text:c="28"/>break :main_loop;</text:p>
      <text:p text:style-name="P2"><text:s text:c="24"/>},</text:p>
      <text:p text:style-name="P2"><text:s text:c="24"/>else =&gt; {},</text:p>
      <text:p text:style-name="P2"><text:s text:c="20"/>}</text:p>
      <text:p text:style-name="P2"><text:s text:c="16"/>},</text:p>
      <text:p text:style-name="P2"><text:s text:c="16"/>else =&gt; {},</text:p>
      <text:p text:style-name="P2"><text:s text:c="12"/>}</text:p>
      <text:p text:style-name="P2"><text:s text:c="8"/>}</text:p>
      <text:p text:style-name="P2"/>
      <text:p text:style-name="P2"><text:s text:c="8"/>jstk.record_events();</text:p>
      <text:p text:style-name="P2"><text:s text:c="8"/>if ((jstk.button_bits &amp; gv.bit_3) != 0) break :main_loop;</text:p>
      <text:p text:style-name="P2"><text:s text:c="4"/>}</text:p>
      <text:p text:style-name="P2"><text:s text:c="4"/>// // ***** menu number</text:p>
      <text:p text:style-name="P2"><text:s text:c="4"/>// const num_choices: i32 = 4;</text:p>
      <text:p text:style-name="P2"/>
      <text:p text:style-name="P2"><text:s text:c="4"/>// if (jstk.d_pad == 1) {</text:p>
      <text:p text:style-name="P2"><text:s text:c="4"/>// <text:s text:c="4"/>if (jstk.d_pad != d_pad_old) {</text:p>
      <text:p text:style-name="P2"><text:s text:c="4"/>// <text:s text:c="8"/>menu_option -= 1;</text:p>
      <text:p text:style-name="P2"><text:s text:c="4"/>// <text:s text:c="8"/>d_pad_old = 1;</text:p>
      <text:p text:style-name="P2"><text:s text:c="4"/>// <text:s text:c="4"/>}</text:p>
      <text:p text:style-name="P2"><text:s text:c="4"/>// }</text:p>
      <text:p text:style-name="P2"><text:s text:c="4"/>// if (jstk.d_pad == 4) {</text:p>
      <text:p text:style-name="P2"><text:s text:c="4"/>// <text:s text:c="4"/>if (jstk.d_pad != d_pad_old) {</text:p>
      <text:p text:style-name="P2"><text:s text:c="4"/>// <text:s text:c="8"/>menu_option += 1;</text:p>
      <text:p text:style-name="P2"><text:s text:c="4"/>// <text:s text:c="8"/>d_pad_old = 4;</text:p>
      <text:p text:style-name="P2"><text:s text:c="4"/>// <text:s text:c="4"/>}</text:p>
      <text:p text:style-name="P2"><text:s text:c="4"/>// }</text:p>
      <text:p text:style-name="P2"><text:s text:c="4"/>// if (menu_option &lt; 0) menu_option += num_choices;</text:p>
      <text:p text:style-name="P2"><text:s text:c="4"/>// if (menu_option &gt;= num_choices) menu_option = 0;</text:p>
      <text:p text:style-name="P2"><text:s text:c="4"/>// if (jstk.d_pad == 0) d_pad_old = 0;</text:p>
      <text:p text:style-name="P2"/>
      <text:p text:style-name="P2"><text:s text:c="4"/>// var X: i32 = 0;</text:p>
      <text:p text:style-name="P2"><text:s text:c="4"/>// var Xness: f32 = 0.0;</text:p>
      <text:p text:style-name="P2"><text:s text:c="4"/>// var Y: i32 = 0;</text:p>
      <text:p text:style-name="P2"><text:s text:c="4"/>// var Yness: f32 = 0.0;</text:p>
      <text:p text:style-name="P2"><text:s text:c="4"/>// var W: i32 = 0;</text:p>
      <text:p text:style-name="P2"><text:s text:c="4"/>// var Wness: f32 = 0.0;</text:p>
      <text:p text:style-name="P2"><text:s text:c="4"/>// var H: i32 = 0;</text:p>
      <text:p text:style-name="P2"><text:s text:c="4"/>// var Hness: f32 = 0.0;</text:p>
      <text:p text:style-name="P2"><text:s text:c="4"/>// const scale: f32 = 2.0;</text:p>
      <text:p text:style-name="P2"/>
      <text:p text:style-name="P2"><text:s text:c="4"/>// // ******************************************</text:p>
      <text:p text:style-name="P2"><text:s text:c="4"/>// X = @intFromFloat(gv.window_w - frame_dim[0]);</text:p>
      <text:p text:style-name="P2"><text:s text:c="4"/>// X += 11;</text:p>
      <text:p text:style-name="P2"><text:s text:c="4"/>// const mesa_viewport = c.SDL_Rect{ .x = X, .y = 10, .w = mesa_dim[0], .h = mesa_dim[1] };</text:p>
      <text:p text:style-name="P2"><text:soft-page-break/><text:s text:c="4"/>// _ = c.SDL_SetRenderViewport(@ptrCast(m.renderer), &amp;mesa_viewport);</text:p>
      <text:p text:style-name="P2"><text:s text:c="4"/>// _ = c.SDL_RenderDebugText(@ptrCast(m.renderer), 0, 0, "-123456789-123456789-123456789-123456789-123456789-123456789");</text:p>
      <text:p text:style-name="P2"><text:s text:c="4"/>// _ = c.SDL_RenderDebugText(@ptrCast(m.renderer), 1, 0, " <text:s text:c="2"/>345");</text:p>
      <text:p text:style-name="P2"/>
      <text:p text:style-name="P2"><text:s text:c="4"/>// X = @intFromFloat(silly.x);</text:p>
      <text:p text:style-name="P2"><text:s text:c="4"/>// X += mesa_dim[2]; // shift left adjustment</text:p>
      <text:p text:style-name="P2"/>
      <text:p text:style-name="P2"><text:s text:c="4"/>// // ***** 2x scale</text:p>
      <text:p text:style-name="P2"><text:s text:c="4"/>// _ = c.SDL_SetRenderScale(@ptrCast(m.renderer), scale, scale);</text:p>
      <text:p text:style-name="P2"><text:s text:c="4"/>// Xness = @floatFromInt(X);</text:p>
      <text:p text:style-name="P2"><text:s text:c="4"/>// Xness /= scale;</text:p>
      <text:p text:style-name="P2"><text:s text:c="4"/>// X = @intFromFloat(Xness);</text:p>
      <text:p text:style-name="P2"><text:s text:c="4"/>// Yness = @floatFromInt(mesa_dim[2]);</text:p>
      <text:p text:style-name="P2"><text:s text:c="4"/>// Yness /= scale;</text:p>
      <text:p text:style-name="P2"><text:s text:c="4"/>// Y = @intFromFloat(Yness);</text:p>
      <text:p text:style-name="P2"><text:s text:c="4"/>// Wness = @floatFromInt(mesa_dim[0]);</text:p>
      <text:p text:style-name="P2"><text:s text:c="4"/>// Wness /= scale;</text:p>
      <text:p text:style-name="P2"><text:s text:c="4"/>// W = @intFromFloat(Wness);</text:p>
      <text:p text:style-name="P2"><text:s text:c="4"/>// Hness = @floatFromInt(mesa_dim[1]);</text:p>
      <text:p text:style-name="P2"><text:s text:c="4"/>// Hness /= scale;</text:p>
      <text:p text:style-name="P2"><text:s text:c="4"/>// H = @intFromFloat(Hness);</text:p>
      <text:p text:style-name="P2"><text:s text:c="4"/>// const scaled_viewport = c.SDL_Rect{ .x = X, .y = Y, .w = W, .h = H };</text:p>
      <text:p text:style-name="P2"><text:s text:c="4"/>// _ = c.SDL_SetRenderViewport(@ptrCast(m.renderer), &amp;scaled_viewport);</text:p>
      <text:p text:style-name="P2"><text:s text:c="4"/>// _ = c.SDL_RenderDebugText(@ptrCast(m.renderer), 0, (8 * 13), " <text:s text:c="8"/>New"); // 0</text:p>
      <text:p text:style-name="P2"><text:s text:c="4"/>// _ = c.SDL_RenderDebugText(@ptrCast(m.renderer), 0, (8 * 14), " <text:s text:c="8"/>Load"); // 1</text:p>
      <text:p text:style-name="P2"><text:s text:c="4"/>// _ = c.SDL_RenderDebugText(@ptrCast(m.renderer), 0, (8 * 15), " <text:s text:c="8"/>Save"); // 2</text:p>
      <text:p text:style-name="P2"><text:s text:c="4"/>// _ = c.SDL_RenderDebugText(@ptrCast(m.renderer), 0, (8 * 16), " <text:s text:c="8"/>Quit"); // 3</text:p>
      <text:p text:style-name="P2"><text:s text:c="4"/>// Yness = @floatFromInt(menu_option);</text:p>
      <text:p text:style-name="P2"><text:s text:c="4"/>// Yness += 13;</text:p>
      <text:p text:style-name="P2"><text:s text:c="4"/>// Yness *= 8;</text:p>
      <text:p text:style-name="P2"><text:s text:c="4"/>// _ = c.SDL_RenderDebugText(@ptrCast(m.renderer), 0, Yness, " <text:s text:c="6"/>*");</text:p>
      <text:p text:style-name="P2"/>
      <text:p text:style-name="P2"><text:s text:c="4"/>// // ***** back to normal</text:p>
      <text:p text:style-name="P2"><text:s text:c="4"/>// _ = c.SDL_SetRenderScale(@ptrCast(m.renderer), 1.0, 1.0);</text:p>
      <text:p text:style-name="P2"/>
      <text:p text:style-name="P2"><text:s text:c="4"/>// _ = c.SDL_SetRenderViewport(@ptrCast(m.renderer), null); // null; remove viewport</text:p>
      <text:p text:style-name="P2"/>
      <text:p text:style-name="P2"><text:s text:c="4"/>// // ***** set flags</text:p>
      <text:p text:style-name="P2"><text:s text:c="4"/>// if ((jstk.button_bits &amp; gv.bit_0) != 0) { // down button pressed</text:p>
      <text:p text:style-name="P2"><text:s text:c="4"/>// <text:s text:c="4"/>if (menu_option == 3) { // 3: quit option</text:p>
      <text:p text:style-name="P2"><text:s text:c="4"/>// <text:s text:c="8"/>gv.flags = 1;</text:p>
      <text:p text:style-name="P2"><text:s text:c="4"/>// <text:s text:c="4"/>}</text:p>
      <text:p text:style-name="P2"><text:s text:c="4"/>// <text:s text:c="4"/>if ((menu_option == 0) and (menu_option_old != 0)) { // 0: new game option</text:p>
      <text:p text:style-name="P2"><text:s text:c="4"/>// <text:s text:c="8"/>menu_option = 0;</text:p>
      <text:p text:style-name="P2"><text:s text:c="4"/>// <text:s text:c="8"/>hud_0.newGame();</text:p>
      <text:p text:style-name="P2"><text:s text:c="4"/>// <text:s text:c="8"/>menu_option_old = 0;</text:p>
      <text:p text:style-name="P2"><text:s text:c="4"/>// <text:s text:c="4"/>}</text:p>
      <text:p text:style-name="P2"><text:s text:c="4"/>// <text:s text:c="4"/>if ((menu_option == 1) and (menu_option_old != 1)) { // 1: load game option</text:p>
      <text:p text:style-name="P2"><text:s text:c="4"/>// <text:s text:c="8"/>menu_option = 1;</text:p>
      <text:p text:style-name="P2"><text:s text:c="4"/>// <text:s text:c="8"/>print("one\n", .{});</text:p>
      <text:p text:style-name="P2"><text:s text:c="4"/>// <text:s text:c="8"/>menu_option_old = 1;</text:p>
      <text:p text:style-name="P2"><text:s text:c="4"/>// <text:s text:c="4"/>}</text:p>
      <text:p text:style-name="P2"><text:s text:c="4"/>// <text:s text:c="4"/>if ((menu_option == 2) and (menu_option_old != 2)) { // 2: save game option</text:p>
      <text:p text:style-name="P2"><text:s text:c="4"/>// <text:s text:c="8"/>menu_option = 2;</text:p>
      <text:p text:style-name="P2"><text:s text:c="4"/>// <text:s text:c="8"/>print("two\n", .{});</text:p>
      <text:p text:style-name="P2"><text:s text:c="4"/>// <text:s text:c="8"/>menu_option_old = 2;</text:p>
      <text:p text:style-name="P2"><text:s text:c="4"/>// <text:s text:c="4"/>}</text:p>
      <text:p text:style-name="P2"><text:s text:c="4"/>// } else {</text:p>
      <text:p text:style-name="P2"><text:s text:c="4"/>// <text:s text:c="4"/>menu_option_old = -1;</text:p>
      <text:p text:style-name="P2"><text:s text:c="4"/>// }</text:p>
      <text:p text:style-name="P2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5in" style:type="center"/>
          <style:tab-stop style:position="7.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5in" style:type="center"/>
          <style:tab-stop style:position="7.3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6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Linux_X86_64 LibreOffice_project/520$Build-3</meta:generator>
    <dc:date>2025-07-17T12:26:08.397997856</dc:date>
    <meta:editing-duration>PT11M12S</meta:editing-duration>
    <meta:editing-cycles>12</meta:editing-cycles>
    <meta:document-statistic meta:table-count="0" meta:image-count="0" meta:object-count="0" meta:page-count="16" meta:paragraph-count="866" meta:word-count="4072" meta:character-count="34835" meta:non-whitespace-character-count="26524"/>
  </office:meta>
</office:document-meta>
</file>